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20.399cm" fo:margin-left="-1.286cm" table:align="left"/>
    </style:style>
    <style:style style:name="Tabela1.A" style:family="table-column">
      <style:table-column-properties style:column-width="3.731cm"/>
    </style:style>
    <style:style style:name="Tabela1.B" style:family="table-column">
      <style:table-column-properties style:column-width="1.958cm"/>
    </style:style>
    <style:style style:name="Tabela1.C" style:family="table-column">
      <style:table-column-properties style:column-width="2.177cm"/>
    </style:style>
    <style:style style:name="Tabela1.D" style:family="table-column">
      <style:table-column-properties style:column-width="4.57cm"/>
    </style:style>
    <style:style style:name="Tabela1.E" style:family="table-column">
      <style:table-column-properties style:column-width="2.092cm"/>
    </style:style>
    <style:style style:name="Tabela1.F" style:family="table-column">
      <style:table-column-properties style:column-width="2.887cm"/>
    </style:style>
    <style:style style:name="Tabela1.G" style:family="table-column">
      <style:table-column-properties style:column-width="2.98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4" style:family="table-row">
      <style:table-row-properties style:min-row-height="1.111cm"/>
    </style:style>
    <style:style style:name="Profissionais" style:family="table">
      <style:table-properties style:width="20.373cm" fo:margin-left="-1.259cm" table:align="left"/>
    </style:style>
    <style:style style:name="Profissionais.A" style:family="table-column">
      <style:table-column-properties style:column-width="3.731cm"/>
    </style:style>
    <style:style style:name="Profissionais.B" style:family="table-column">
      <style:table-column-properties style:column-width="1.931cm"/>
    </style:style>
    <style:style style:name="Profissionais.C" style:family="table-column">
      <style:table-column-properties style:column-width="2.083cm"/>
    </style:style>
    <style:style style:name="Profissionais.D" style:family="table-column">
      <style:table-column-properties style:column-width="4.69cm"/>
    </style:style>
    <style:style style:name="Profissionais.E" style:family="table-column">
      <style:table-column-properties style:column-width="2.069cm"/>
    </style:style>
    <style:style style:name="Profissionais.F" style:family="table-column">
      <style:table-column-properties style:column-width="3.514cm"/>
    </style:style>
    <style:style style:name="Profissionais.G" style:family="table-column">
      <style:table-column-properties style:column-width="2.355cm"/>
    </style:style>
    <style:style style:name="Profiss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fissionais.G1" style:family="table-cell">
      <style:table-cell-properties fo:padding="0.097cm" fo:border="0.05pt solid #000000"/>
    </style:style>
    <style:style style:name="Profissionais.A2" style:family="table-cell">
      <style:table-cell-properties fo:padding="0.097cm" fo:border-left="0.05pt solid #000000" fo:border-right="none" fo:border-top="none" fo:border-bottom="0.05pt solid #000000"/>
    </style:style>
    <style:style style:name="Profissionais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0.399cm" fo:margin-left="-1.259cm" table:align="left"/>
    </style:style>
    <style:style style:name="Tabela2.A" style:family="table-column">
      <style:table-column-properties style:column-width="3.731cm"/>
    </style:style>
    <style:style style:name="Tabela2.B" style:family="table-column">
      <style:table-column-properties style:column-width="1.609cm"/>
    </style:style>
    <style:style style:name="Tabela2.C" style:family="table-column">
      <style:table-column-properties style:column-width="2.117cm"/>
    </style:style>
    <style:style style:name="Tabela2.D" style:family="table-column">
      <style:table-column-properties style:column-width="4.979cm"/>
    </style:style>
    <style:style style:name="Tabela2.E" style:family="table-column">
      <style:table-column-properties style:column-width="2.478cm"/>
    </style:style>
    <style:style style:name="Tabela2.F" style:family="table-column">
      <style:table-column-properties style:column-width="2.332cm"/>
    </style:style>
    <style:style style:name="Tabela2.G" style:family="table-column">
      <style:table-column-properties style:column-width="3.15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0.373cm" fo:margin-left="-1.233cm" table:align="left"/>
    </style:style>
    <style:style style:name="Tabela3.A" style:family="table-column">
      <style:table-column-properties style:column-width="1.972cm"/>
    </style:style>
    <style:style style:name="Tabela3.C" style:family="table-column">
      <style:table-column-properties style:column-width="2.166cm"/>
    </style:style>
    <style:style style:name="Tabela3.D" style:family="table-column">
      <style:table-column-properties style:column-width="5.988cm"/>
    </style:style>
    <style:style style:name="Tabela3.E" style:family="table-column">
      <style:table-column-properties style:column-width="1.757cm"/>
    </style:style>
    <style:style style:name="Tabela3.F" style:family="table-column">
      <style:table-column-properties style:column-width="1.827cm"/>
    </style:style>
    <style:style style:name="Tabela3.G" style:family="table-column">
      <style:table-column-properties style:column-width="4.6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0.373cm" fo:margin-left="-1.259cm" table:align="left"/>
    </style:style>
    <style:style style:name="Tabela4.A" style:family="table-column">
      <style:table-column-properties style:column-width="4.471cm"/>
    </style:style>
    <style:style style:name="Tabela4.B" style:family="table-column">
      <style:table-column-properties style:column-width="1.879cm"/>
    </style:style>
    <style:style style:name="Tabela4.C" style:family="table-column">
      <style:table-column-properties style:column-width="2.117cm"/>
    </style:style>
    <style:style style:name="Tabela4.D" style:family="table-column">
      <style:table-column-properties style:column-width="4.895cm"/>
    </style:style>
    <style:style style:name="Tabela4.E" style:family="table-column">
      <style:table-column-properties style:column-width="2.803cm"/>
    </style:style>
    <style:style style:name="Tabela4.F" style:family="table-column">
      <style:table-column-properties style:column-width="1.827cm"/>
    </style:style>
    <style:style style:name="Tabela4.G" style:family="table-column">
      <style:table-column-properties style:column-width="2.38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20.373cm" fo:margin-left="-1.233cm" table:align="left"/>
    </style:style>
    <style:style style:name="Tabela6.A" style:family="table-column">
      <style:table-column-properties style:column-width="2.406cm"/>
    </style:style>
    <style:style style:name="Tabela6.B" style:family="table-column">
      <style:table-column-properties style:column-width="1.61cm"/>
    </style:style>
    <style:style style:name="Tabela6.C" style:family="table-column">
      <style:table-column-properties style:column-width="1.949cm"/>
    </style:style>
    <style:style style:name="Tabela6.D" style:family="table-column">
      <style:table-column-properties style:column-width="7.601cm"/>
    </style:style>
    <style:style style:name="Tabela6.E" style:family="table-column">
      <style:table-column-properties style:column-width="2.164cm"/>
    </style:style>
    <style:style style:name="Tabela6.F" style:family="table-column">
      <style:table-column-properties style:column-width="2.367cm"/>
    </style:style>
    <style:style style:name="Tabela6.G" style:family="table-column">
      <style:table-column-properties style:column-width="2.27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G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20.32cm" fo:margin-left="-1.207cm" table:align="left"/>
    </style:style>
    <style:style style:name="Tabela5.A" style:family="table-column">
      <style:table-column-properties style:column-width="3.228cm"/>
    </style:style>
    <style:style style:name="Tabela5.B" style:family="table-column">
      <style:table-column-properties style:column-width="1.879cm"/>
    </style:style>
    <style:style style:name="Tabela5.C" style:family="table-column">
      <style:table-column-properties style:column-width="2.11cm"/>
    </style:style>
    <style:style style:name="Tabela5.D" style:family="table-column">
      <style:table-column-properties style:column-width="4.531cm"/>
    </style:style>
    <style:style style:name="Tabela5.E" style:family="table-column">
      <style:table-column-properties style:column-width="1.771cm"/>
    </style:style>
    <style:style style:name="Tabela5.F" style:family="table-column">
      <style:table-column-properties style:column-width="2.78cm"/>
    </style:style>
    <style:style style:name="Tabela5.G" style:family="table-column">
      <style:table-column-properties style:column-width="4.02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20.399cm" fo:margin-left="-1.286cm" table:align="left"/>
    </style:style>
    <style:style style:name="Tabela12.A" style:family="table-column">
      <style:table-column-properties style:column-width="3.731cm"/>
    </style:style>
    <style:style style:name="Tabela12.B" style:family="table-column">
      <style:table-column-properties style:column-width="1.958cm"/>
    </style:style>
    <style:style style:name="Tabela12.C" style:family="table-column">
      <style:table-column-properties style:column-width="2.152cm"/>
    </style:style>
    <style:style style:name="Tabela12.D" style:family="table-column">
      <style:table-column-properties style:column-width="4.595cm"/>
    </style:style>
    <style:style style:name="Tabela12.E" style:family="table-column">
      <style:table-column-properties style:column-width="2.092cm"/>
    </style:style>
    <style:style style:name="Tabela12.F" style:family="table-column">
      <style:table-column-properties style:column-width="2.768cm"/>
    </style:style>
    <style:style style:name="Tabela12.G" style:family="table-column">
      <style:table-column-properties style:column-width="3.10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G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13" style:family="table-row">
      <style:table-row-properties style:min-row-height="1.111cm"/>
    </style:style>
    <style:style style:name="Tabela8" style:family="table">
      <style:table-properties style:width="20.346cm" fo:margin-left="-1.207cm" table:align="left"/>
    </style:style>
    <style:style style:name="Tabela8.A" style:family="table-column">
      <style:table-column-properties style:column-width="2.813cm"/>
    </style:style>
    <style:style style:name="Tabela8.B" style:family="table-column">
      <style:table-column-properties style:column-width="2.503cm"/>
    </style:style>
    <style:style style:name="Tabela8.C" style:family="table-column">
      <style:table-column-properties style:column-width="3.175cm"/>
    </style:style>
    <style:style style:name="Tabela8.D" style:family="table-column">
      <style:table-column-properties style:column-width="5.315cm"/>
    </style:style>
    <style:style style:name="Tabela8.E" style:family="table-column">
      <style:table-column-properties style:column-width="2.286cm"/>
    </style:style>
    <style:style style:name="Tabela8.F" style:family="table-column">
      <style:table-column-properties style:column-width="1.953cm"/>
    </style:style>
    <style:style style:name="Tabela8.G" style:family="table-column">
      <style:table-column-properties style:column-width="2.30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G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20.346cm" fo:margin-left="-1.207cm" table:align="left"/>
    </style:style>
    <style:style style:name="Tabela11.A" style:family="table-column">
      <style:table-column-properties style:column-width="3.464cm"/>
    </style:style>
    <style:style style:name="Tabela11.B" style:family="table-column">
      <style:table-column-properties style:column-width="2.309cm"/>
    </style:style>
    <style:style style:name="Tabela11.C" style:family="table-column">
      <style:table-column-properties style:column-width="2.164cm"/>
    </style:style>
    <style:style style:name="Tabela11.D" style:family="table-column">
      <style:table-column-properties style:column-width="5.988cm"/>
    </style:style>
    <style:style style:name="Tabela11.E" style:family="table-column">
      <style:table-column-properties style:column-width="2.166cm"/>
    </style:style>
    <style:style style:name="Tabela11.F" style:family="table-column">
      <style:table-column-properties style:column-width="1.953cm"/>
    </style:style>
    <style:style style:name="Tabela11.G" style:family="table-column">
      <style:table-column-properties style:column-width="2.302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20.346cm" fo:margin-left="-1.207cm" table:align="left"/>
    </style:style>
    <style:style style:name="Tabela13.A" style:family="table-column">
      <style:table-column-properties style:column-width="3.464cm"/>
    </style:style>
    <style:style style:name="Tabela13.B" style:family="table-column">
      <style:table-column-properties style:column-width="2.309cm"/>
    </style:style>
    <style:style style:name="Tabela13.C" style:family="table-column">
      <style:table-column-properties style:column-width="2.164cm"/>
    </style:style>
    <style:style style:name="Tabela13.D" style:family="table-column">
      <style:table-column-properties style:column-width="5.988cm"/>
    </style:style>
    <style:style style:name="Tabela13.E" style:family="table-column">
      <style:table-column-properties style:column-width="2.166cm"/>
    </style:style>
    <style:style style:name="Tabela13.F" style:family="table-column">
      <style:table-column-properties style:column-width="1.953cm"/>
    </style:style>
    <style:style style:name="Tabela13.G" style:family="table-column">
      <style:table-column-properties style:column-width="2.302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G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0.346cm" fo:margin-left="-1.207cm" table:align="left"/>
    </style:style>
    <style:style style:name="Tabela14.A" style:family="table-column">
      <style:table-column-properties style:column-width="3.464cm"/>
    </style:style>
    <style:style style:name="Tabela14.B" style:family="table-column">
      <style:table-column-properties style:column-width="2.309cm"/>
    </style:style>
    <style:style style:name="Tabela14.C" style:family="table-column">
      <style:table-column-properties style:column-width="2.164cm"/>
    </style:style>
    <style:style style:name="Tabela14.D" style:family="table-column">
      <style:table-column-properties style:column-width="5.988cm"/>
    </style:style>
    <style:style style:name="Tabela14.E" style:family="table-column">
      <style:table-column-properties style:column-width="2.166cm"/>
    </style:style>
    <style:style style:name="Tabela14.F" style:family="table-column">
      <style:table-column-properties style:column-width="1.953cm"/>
    </style:style>
    <style:style style:name="Tabela14.G" style:family="table-column">
      <style:table-column-properties style:column-width="2.302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G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20.346cm" fo:margin-left="-1.207cm" table:align="left"/>
    </style:style>
    <style:style style:name="Tabela9.A" style:family="table-column">
      <style:table-column-properties style:column-width="1.972cm"/>
    </style:style>
    <style:style style:name="Tabela9.B" style:family="table-column">
      <style:table-column-properties style:column-width="1.949cm"/>
    </style:style>
    <style:style style:name="Tabela9.C" style:family="table-column">
      <style:table-column-properties style:column-width="1.947cm"/>
    </style:style>
    <style:style style:name="Tabela9.D" style:family="table-column">
      <style:table-column-properties style:column-width="4.258cm"/>
    </style:style>
    <style:style style:name="Tabela9.E" style:family="table-column">
      <style:table-column-properties style:column-width="5.965cm"/>
    </style:style>
    <style:style style:name="Tabela9.F" style:family="table-column">
      <style:table-column-properties style:column-width="1.953cm"/>
    </style:style>
    <style:style style:name="Tabela9.G" style:family="table-column">
      <style:table-column-properties style:column-width="2.302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20.346cm" fo:margin-left="-1.207cm" table:align="left"/>
    </style:style>
    <style:style style:name="Tabela10.A" style:family="table-column">
      <style:table-column-properties style:column-width="1.9cm"/>
    </style:style>
    <style:style style:name="Tabela10.B" style:family="table-column">
      <style:table-column-properties style:column-width="1.949cm"/>
    </style:style>
    <style:style style:name="Tabela10.C" style:family="table-column">
      <style:table-column-properties style:column-width="2.693cm"/>
    </style:style>
    <style:style style:name="Tabela10.D" style:family="table-column">
      <style:table-column-properties style:column-width="4.523cm"/>
    </style:style>
    <style:style style:name="Tabela10.E" style:family="table-column">
      <style:table-column-properties style:column-width="5.05cm"/>
    </style:style>
    <style:style style:name="Tabela10.F" style:family="table-column">
      <style:table-column-properties style:column-width="1.93cm"/>
    </style:style>
    <style:style style:name="Tabela10.G" style:family="table-column">
      <style:table-column-properties style:column-width="2.302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G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0.346cm" fo:margin-left="-1.207cm" table:align="left"/>
    </style:style>
    <style:style style:name="Tabela7.A" style:family="table-column">
      <style:table-column-properties style:column-width="4.136cm"/>
    </style:style>
    <style:style style:name="Tabela7.B" style:family="table-column">
      <style:table-column-properties style:column-width="1.804cm"/>
    </style:style>
    <style:style style:name="Tabela7.C" style:family="table-column">
      <style:table-column-properties style:column-width="2.094cm"/>
    </style:style>
    <style:style style:name="Tabela7.D" style:family="table-column">
      <style:table-column-properties style:column-width="4.039cm"/>
    </style:style>
    <style:style style:name="Tabela7.E" style:family="table-column">
      <style:table-column-properties style:column-width="3.464cm"/>
    </style:style>
    <style:style style:name="Tabela7.F" style:family="table-column">
      <style:table-column-properties style:column-width="2.309cm"/>
    </style:style>
    <style:style style:name="Tabela7.G" style:family="table-column">
      <style:table-column-properties style:column-width="2.49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G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7b4ada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c78f5a" style:font-weight-asian="normal" style:font-weight-complex="normal"/>
    </style:style>
    <style:style style:name="P5" style:family="paragraph" style:parent-style-name="Standard">
      <style:text-properties fo:font-weight="normal" officeooo:paragraph-rsid="01b3742a" style:font-weight-asian="normal" style:font-weight-complex="normal"/>
    </style:style>
    <style:style style:name="P6" style:family="paragraph" style:parent-style-name="Standard">
      <style:text-properties fo:font-weight="normal" officeooo:paragraph-rsid="01b3ba17" style:font-weight-asian="normal" style:font-weight-complex="normal"/>
    </style:style>
    <style:style style:name="P7" style:family="paragraph" style:parent-style-name="Standard">
      <style:text-properties fo:font-weight="normal" officeooo:paragraph-rsid="02a23fbe" style:font-weight-asian="normal" style:font-weight-complex="normal"/>
    </style:style>
    <style:style style:name="P8" style:family="paragraph" style:parent-style-name="Standard">
      <style:text-properties fo:font-weight="normal" officeooo:paragraph-rsid="02ab49b8" style:font-weight-asian="normal" style:font-weight-complex="normal"/>
    </style:style>
    <style:style style:name="P9" style:family="paragraph" style:parent-style-name="Standard">
      <style:text-properties fo:font-weight="normal" officeooo:rsid="02b02d3a" officeooo:paragraph-rsid="02b02d3a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7b4ada" style:font-weight-asian="bold" style:font-weight-complex="bold"/>
    </style:style>
    <style:style style:name="P12" style:family="paragraph" style:parent-style-name="Standard">
      <style:text-properties fo:font-weight="bold" officeooo:rsid="01a0ec5c" officeooo:paragraph-rsid="01a0ec5c" style:font-weight-asian="bold" style:font-weight-complex="bold"/>
    </style:style>
    <style:style style:name="P13" style:family="paragraph" style:parent-style-name="Standard">
      <style:text-properties fo:font-weight="bold" officeooo:paragraph-rsid="01b3742a" style:font-weight-asian="bold" style:font-weight-complex="bold"/>
    </style:style>
    <style:style style:name="P14" style:family="paragraph" style:parent-style-name="Standard">
      <style:text-properties fo:font-weight="bold" officeooo:paragraph-rsid="029b27de" style:font-weight-asian="bold" style:font-weight-complex="bold"/>
    </style:style>
    <style:style style:name="P15" style:family="paragraph" style:parent-style-name="Standard">
      <style:text-properties fo:font-weight="bold" officeooo:paragraph-rsid="02a23fbe" style:font-weight-asian="bold" style:font-weight-complex="bold"/>
    </style:style>
    <style:style style:name="P16" style:family="paragraph" style:parent-style-name="Standard">
      <style:text-properties fo:font-weight="bold" officeooo:paragraph-rsid="02a5ec6d" style:font-weight-asian="bold" style:font-weight-complex="bold"/>
    </style:style>
    <style:style style:name="P17" style:family="paragraph" style:parent-style-name="Standard">
      <style:text-properties fo:font-weight="bold" officeooo:paragraph-rsid="02b02d3a" style:font-weight-asian="bold" style:font-weight-complex="bold"/>
    </style:style>
    <style:style style:name="P18" style:family="paragraph" style:parent-style-name="Standard">
      <style:text-properties officeooo:paragraph-rsid="01a0ec5c"/>
    </style:style>
    <style:style style:name="P19" style:family="paragraph" style:parent-style-name="Standard">
      <style:text-properties style:text-underline-style="none" fo:font-weight="normal" officeooo:paragraph-rsid="029b27de" style:font-weight-asian="normal" style:font-weight-complex="normal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officeooo:paragraph-rsid="01a0ec5c" style:font-weight-asian="bold" style:font-weight-complex="bold"/>
    </style:style>
    <style:style style:name="P22" style:family="paragraph" style:parent-style-name="Table_20_Contents">
      <style:text-properties fo:font-weight="bold" officeooo:paragraph-rsid="029b27de" style:font-weight-asian="bold" style:font-weight-complex="bold"/>
    </style:style>
    <style:style style:name="P23" style:family="paragraph" style:parent-style-name="Table_20_Contents">
      <style:text-properties fo:font-weight="bold" officeooo:paragraph-rsid="02a23fbe" style:font-weight-asian="bold" style:font-weight-complex="bold"/>
    </style:style>
    <style:style style:name="P24" style:family="paragraph" style:parent-style-name="Table_20_Contents">
      <style:text-properties fo:font-weight="bold" officeooo:paragraph-rsid="02a5ec6d" style:font-weight-asian="bold" style:font-weight-complex="bold"/>
    </style:style>
    <style:style style:name="P25" style:family="paragraph" style:parent-style-name="Table_20_Contents">
      <style:text-properties fo:font-weight="bold" officeooo:paragraph-rsid="02b02d3a" style:font-weight-asian="bold" style:font-weight-complex="bold"/>
    </style:style>
    <style:style style:name="P26" style:family="paragraph" style:parent-style-name="Table_20_Contents">
      <style:text-properties officeooo:paragraph-rsid="01768f58"/>
    </style:style>
    <style:style style:name="P27" style:family="paragraph" style:parent-style-name="Table_20_Contents">
      <style:text-properties officeooo:rsid="017778e5" officeooo:paragraph-rsid="017778e5"/>
    </style:style>
    <style:style style:name="P28" style:family="paragraph" style:parent-style-name="Table_20_Contents">
      <style:text-properties officeooo:rsid="01768f58" officeooo:paragraph-rsid="01768f58"/>
    </style:style>
    <style:style style:name="P29" style:family="paragraph" style:parent-style-name="Table_20_Contents">
      <style:text-properties officeooo:paragraph-rsid="01a0ec5c"/>
    </style:style>
    <style:style style:name="P30" style:family="paragraph" style:parent-style-name="Table_20_Contents">
      <style:text-properties officeooo:rsid="01935dbd" officeooo:paragraph-rsid="01935dbd"/>
    </style:style>
    <style:style style:name="P31" style:family="paragraph" style:parent-style-name="Table_20_Contents">
      <style:text-properties officeooo:rsid="01b0cf10" officeooo:paragraph-rsid="01b0cf10"/>
    </style:style>
    <style:style style:name="P32" style:family="paragraph" style:parent-style-name="Table_20_Contents">
      <style:text-properties officeooo:rsid="01a0ec5c" officeooo:paragraph-rsid="01a0ec5c"/>
    </style:style>
    <style:style style:name="P33" style:family="paragraph" style:parent-style-name="Table_20_Contents">
      <style:text-properties officeooo:paragraph-rsid="01d03fe9"/>
    </style:style>
    <style:style style:name="P34" style:family="paragraph" style:parent-style-name="Table_20_Contents">
      <style:text-properties officeooo:paragraph-rsid="01d19005"/>
    </style:style>
    <style:style style:name="P35" style:family="paragraph" style:parent-style-name="Table_20_Contents">
      <style:text-properties officeooo:rsid="01b6609a" officeooo:paragraph-rsid="01b6609a"/>
    </style:style>
    <style:style style:name="P36" style:family="paragraph" style:parent-style-name="Table_20_Contents">
      <style:text-properties officeooo:rsid="01b75546" officeooo:paragraph-rsid="01b75546"/>
    </style:style>
    <style:style style:name="P37" style:family="paragraph" style:parent-style-name="Table_20_Contents">
      <style:text-properties officeooo:rsid="01ba12eb" officeooo:paragraph-rsid="01ba12eb"/>
    </style:style>
    <style:style style:name="P38" style:family="paragraph" style:parent-style-name="Table_20_Contents">
      <style:text-properties officeooo:rsid="01c0407d" officeooo:paragraph-rsid="01c0407d"/>
    </style:style>
    <style:style style:name="P39" style:family="paragraph" style:parent-style-name="Table_20_Contents">
      <style:text-properties officeooo:rsid="01c301a6" officeooo:paragraph-rsid="01c301a6"/>
    </style:style>
    <style:style style:name="P40" style:family="paragraph" style:parent-style-name="Table_20_Contents">
      <style:text-properties officeooo:rsid="01c8041f" officeooo:paragraph-rsid="01c8041f"/>
    </style:style>
    <style:style style:name="P41" style:family="paragraph" style:parent-style-name="Table_20_Contents">
      <style:text-properties officeooo:rsid="01c8041f" officeooo:paragraph-rsid="02a23fbe"/>
    </style:style>
    <style:style style:name="P42" style:family="paragraph" style:parent-style-name="Table_20_Contents">
      <style:text-properties officeooo:rsid="01c8041f" officeooo:paragraph-rsid="02a5ec6d"/>
    </style:style>
    <style:style style:name="P43" style:family="paragraph" style:parent-style-name="Table_20_Contents">
      <style:text-properties officeooo:rsid="01c8041f" officeooo:paragraph-rsid="02b02d3a"/>
    </style:style>
    <style:style style:name="P44" style:family="paragraph" style:parent-style-name="Table_20_Contents">
      <style:text-properties officeooo:rsid="023f018a" officeooo:paragraph-rsid="023f018a"/>
    </style:style>
    <style:style style:name="P45" style:family="paragraph" style:parent-style-name="Table_20_Contents">
      <style:text-properties officeooo:paragraph-rsid="0243cdba"/>
    </style:style>
    <style:style style:name="P46" style:family="paragraph" style:parent-style-name="Table_20_Contents">
      <style:text-properties officeooo:rsid="024065fa" officeooo:paragraph-rsid="024065fa"/>
    </style:style>
    <style:style style:name="P47" style:family="paragraph" style:parent-style-name="Table_20_Contents">
      <style:text-properties officeooo:rsid="024065fa" officeooo:paragraph-rsid="024641c4"/>
    </style:style>
    <style:style style:name="P48" style:family="paragraph" style:parent-style-name="Table_20_Contents">
      <style:text-properties officeooo:rsid="0241dcde" officeooo:paragraph-rsid="0241dcde"/>
    </style:style>
    <style:style style:name="P49" style:family="paragraph" style:parent-style-name="Table_20_Contents">
      <style:text-properties officeooo:rsid="02433abd" officeooo:paragraph-rsid="02433abd"/>
    </style:style>
    <style:style style:name="P50" style:family="paragraph" style:parent-style-name="Table_20_Contents">
      <style:text-properties officeooo:rsid="0243cdba" officeooo:paragraph-rsid="0243cdba"/>
    </style:style>
    <style:style style:name="P51" style:family="paragraph" style:parent-style-name="Table_20_Contents">
      <style:text-properties officeooo:rsid="0243cdba" officeooo:paragraph-rsid="02698d54"/>
    </style:style>
    <style:style style:name="P52" style:family="paragraph" style:parent-style-name="Table_20_Contents">
      <style:text-properties officeooo:rsid="02456f0a" officeooo:paragraph-rsid="02456f0a"/>
    </style:style>
    <style:style style:name="P53" style:family="paragraph" style:parent-style-name="Table_20_Contents">
      <style:text-properties officeooo:paragraph-rsid="024641c4"/>
    </style:style>
    <style:style style:name="P54" style:family="paragraph" style:parent-style-name="Table_20_Contents">
      <style:text-properties officeooo:paragraph-rsid="02492198"/>
    </style:style>
    <style:style style:name="P55" style:family="paragraph" style:parent-style-name="Table_20_Contents">
      <style:text-properties officeooo:paragraph-rsid="024ca32b"/>
    </style:style>
    <style:style style:name="P56" style:family="paragraph" style:parent-style-name="Table_20_Contents">
      <style:text-properties officeooo:paragraph-rsid="024d6479"/>
    </style:style>
    <style:style style:name="P57" style:family="paragraph" style:parent-style-name="Table_20_Contents">
      <style:text-properties officeooo:paragraph-rsid="0251e4b0"/>
    </style:style>
    <style:style style:name="P58" style:family="paragraph" style:parent-style-name="Table_20_Contents">
      <style:text-properties officeooo:paragraph-rsid="0258464e"/>
    </style:style>
    <style:style style:name="P59" style:family="paragraph" style:parent-style-name="Table_20_Contents">
      <style:text-properties officeooo:rsid="01bd5067" officeooo:paragraph-rsid="01bd5067"/>
    </style:style>
    <style:style style:name="P60" style:family="paragraph" style:parent-style-name="Table_20_Contents">
      <style:text-properties officeooo:rsid="01bd5067" officeooo:paragraph-rsid="027dbc0d"/>
    </style:style>
    <style:style style:name="P61" style:family="paragraph" style:parent-style-name="Table_20_Contents">
      <style:text-properties officeooo:paragraph-rsid="025e570f"/>
    </style:style>
    <style:style style:name="P62" style:family="paragraph" style:parent-style-name="Table_20_Contents">
      <style:text-properties officeooo:paragraph-rsid="0263f5f9"/>
    </style:style>
    <style:style style:name="P63" style:family="paragraph" style:parent-style-name="Table_20_Contents">
      <style:text-properties officeooo:paragraph-rsid="026946e8"/>
    </style:style>
    <style:style style:name="P64" style:family="paragraph" style:parent-style-name="Table_20_Contents">
      <style:text-properties officeooo:paragraph-rsid="0272992a"/>
    </style:style>
    <style:style style:name="P65" style:family="paragraph" style:parent-style-name="Table_20_Contents">
      <style:text-properties officeooo:paragraph-rsid="0275b9b1"/>
    </style:style>
    <style:style style:name="P66" style:family="paragraph" style:parent-style-name="Table_20_Contents">
      <style:text-properties officeooo:paragraph-rsid="0276d369"/>
    </style:style>
    <style:style style:name="P67" style:family="paragraph" style:parent-style-name="Table_20_Contents">
      <style:text-properties officeooo:paragraph-rsid="0278af49"/>
    </style:style>
    <style:style style:name="P68" style:family="paragraph" style:parent-style-name="Table_20_Contents">
      <style:text-properties officeooo:rsid="024ca32b" officeooo:paragraph-rsid="024ca32b"/>
    </style:style>
    <style:style style:name="P69" style:family="paragraph" style:parent-style-name="Table_20_Contents">
      <style:text-properties officeooo:rsid="024ca32b" officeooo:paragraph-rsid="024d6479"/>
    </style:style>
    <style:style style:name="P70" style:family="paragraph" style:parent-style-name="Table_20_Contents">
      <style:text-properties officeooo:rsid="024ca32b" officeooo:paragraph-rsid="024e6247"/>
    </style:style>
    <style:style style:name="P71" style:family="paragraph" style:parent-style-name="Table_20_Contents">
      <style:text-properties officeooo:rsid="024ca32b" officeooo:paragraph-rsid="024ff604"/>
    </style:style>
    <style:style style:name="P72" style:family="paragraph" style:parent-style-name="Table_20_Contents">
      <style:text-properties officeooo:rsid="024ca32b" officeooo:paragraph-rsid="0251e4b0"/>
    </style:style>
    <style:style style:name="P73" style:family="paragraph" style:parent-style-name="Table_20_Contents">
      <style:text-properties officeooo:rsid="024641c4" officeooo:paragraph-rsid="02476db2"/>
    </style:style>
    <style:style style:name="P74" style:family="paragraph" style:parent-style-name="Table_20_Contents">
      <style:text-properties officeooo:rsid="024641c4" officeooo:paragraph-rsid="024e6247"/>
    </style:style>
    <style:style style:name="P75" style:family="paragraph" style:parent-style-name="Table_20_Contents">
      <style:text-properties officeooo:rsid="024641c4" officeooo:paragraph-rsid="02548ec1"/>
    </style:style>
    <style:style style:name="P76" style:family="paragraph" style:parent-style-name="Table_20_Contents">
      <style:text-properties officeooo:rsid="024641c4" officeooo:paragraph-rsid="0259b4f2"/>
    </style:style>
    <style:style style:name="P77" style:family="paragraph" style:parent-style-name="Table_20_Contents">
      <style:text-properties officeooo:rsid="024641c4" officeooo:paragraph-rsid="025be300"/>
    </style:style>
    <style:style style:name="P78" style:family="paragraph" style:parent-style-name="Table_20_Contents">
      <style:text-properties officeooo:rsid="024641c4" officeooo:paragraph-rsid="025cf8d7"/>
    </style:style>
    <style:style style:name="P79" style:family="paragraph" style:parent-style-name="Table_20_Contents">
      <style:text-properties officeooo:rsid="024641c4" officeooo:paragraph-rsid="0263f5f9"/>
    </style:style>
    <style:style style:name="P80" style:family="paragraph" style:parent-style-name="Table_20_Contents">
      <style:text-properties officeooo:rsid="024641c4" officeooo:paragraph-rsid="02677a7c"/>
    </style:style>
    <style:style style:name="P81" style:family="paragraph" style:parent-style-name="Table_20_Contents">
      <style:text-properties officeooo:rsid="024641c4" officeooo:paragraph-rsid="02702e0a"/>
    </style:style>
    <style:style style:name="P82" style:family="paragraph" style:parent-style-name="Table_20_Contents">
      <style:text-properties officeooo:rsid="024641c4" officeooo:paragraph-rsid="02708a81"/>
    </style:style>
    <style:style style:name="P83" style:family="paragraph" style:parent-style-name="Table_20_Contents">
      <style:text-properties officeooo:rsid="024641c4" officeooo:paragraph-rsid="0272992a"/>
    </style:style>
    <style:style style:name="P84" style:family="paragraph" style:parent-style-name="Table_20_Contents">
      <style:text-properties officeooo:rsid="024641c4" officeooo:paragraph-rsid="02796119"/>
    </style:style>
    <style:style style:name="P85" style:family="paragraph" style:parent-style-name="Table_20_Contents">
      <style:text-properties officeooo:rsid="024641c4" officeooo:paragraph-rsid="02492198"/>
    </style:style>
    <style:style style:name="P86" style:family="paragraph" style:parent-style-name="Table_20_Contents">
      <style:text-properties officeooo:rsid="024641c4" officeooo:paragraph-rsid="029b27de"/>
    </style:style>
    <style:style style:name="P87" style:family="paragraph" style:parent-style-name="Table_20_Contents">
      <style:text-properties officeooo:rsid="024641c4" officeooo:paragraph-rsid="02a23fbe"/>
    </style:style>
    <style:style style:name="P88" style:family="paragraph" style:parent-style-name="Table_20_Contents">
      <style:text-properties officeooo:rsid="024641c4" officeooo:paragraph-rsid="02a5ec6d"/>
    </style:style>
    <style:style style:name="P89" style:family="paragraph" style:parent-style-name="Table_20_Contents">
      <style:text-properties officeooo:rsid="024641c4" officeooo:paragraph-rsid="02b02d3a"/>
    </style:style>
    <style:style style:name="P90" style:family="paragraph" style:parent-style-name="Table_20_Contents">
      <style:text-properties officeooo:rsid="024d6479" officeooo:paragraph-rsid="024d6479"/>
    </style:style>
    <style:style style:name="P91" style:family="paragraph" style:parent-style-name="Table_20_Contents">
      <style:text-properties officeooo:rsid="024e6247" officeooo:paragraph-rsid="024e6247"/>
    </style:style>
    <style:style style:name="P92" style:family="paragraph" style:parent-style-name="Table_20_Contents">
      <style:text-properties officeooo:rsid="0251e4b0" officeooo:paragraph-rsid="0251e4b0"/>
    </style:style>
    <style:style style:name="P93" style:family="paragraph" style:parent-style-name="Table_20_Contents">
      <style:text-properties officeooo:rsid="027be215" officeooo:paragraph-rsid="027be215"/>
    </style:style>
    <style:style style:name="P94" style:family="paragraph" style:parent-style-name="Table_20_Contents">
      <style:text-properties officeooo:rsid="0258aea8" officeooo:paragraph-rsid="0258aea8"/>
    </style:style>
    <style:style style:name="P95" style:family="paragraph" style:parent-style-name="Table_20_Contents">
      <style:text-properties officeooo:rsid="0258464e" officeooo:paragraph-rsid="0258464e"/>
    </style:style>
    <style:style style:name="P96" style:family="paragraph" style:parent-style-name="Table_20_Contents">
      <style:text-properties officeooo:rsid="0259b4f2" officeooo:paragraph-rsid="0259b4f2"/>
    </style:style>
    <style:style style:name="P97" style:family="paragraph" style:parent-style-name="Table_20_Contents">
      <style:text-properties officeooo:rsid="026334a7" officeooo:paragraph-rsid="026334a7"/>
    </style:style>
    <style:style style:name="P98" style:family="paragraph" style:parent-style-name="Table_20_Contents">
      <style:text-properties officeooo:rsid="026946e8" officeooo:paragraph-rsid="026946e8"/>
    </style:style>
    <style:style style:name="P99" style:family="paragraph" style:parent-style-name="Table_20_Contents">
      <style:text-properties officeooo:rsid="026b1503" officeooo:paragraph-rsid="026b1503"/>
    </style:style>
    <style:style style:name="P100" style:family="paragraph" style:parent-style-name="Table_20_Contents">
      <style:text-properties officeooo:rsid="026b8292" officeooo:paragraph-rsid="026b8292"/>
    </style:style>
    <style:style style:name="P101" style:family="paragraph" style:parent-style-name="Table_20_Contents">
      <style:text-properties officeooo:rsid="026e3d49" officeooo:paragraph-rsid="026e3d49"/>
    </style:style>
    <style:style style:name="P102" style:family="paragraph" style:parent-style-name="Table_20_Contents">
      <style:text-properties officeooo:rsid="026e6f6a" officeooo:paragraph-rsid="026e6f6a"/>
    </style:style>
    <style:style style:name="P103" style:family="paragraph" style:parent-style-name="Table_20_Contents">
      <style:text-properties officeooo:rsid="0270a6f7" officeooo:paragraph-rsid="0270a6f7"/>
    </style:style>
    <style:style style:name="P104" style:family="paragraph" style:parent-style-name="Table_20_Contents">
      <style:text-properties officeooo:rsid="0270a6f7" officeooo:paragraph-rsid="0273fd9f"/>
    </style:style>
    <style:style style:name="P105" style:family="paragraph" style:parent-style-name="Table_20_Contents">
      <style:text-properties officeooo:rsid="0275b9b1" officeooo:paragraph-rsid="0275b9b1"/>
    </style:style>
    <style:style style:name="P106" style:family="paragraph" style:parent-style-name="Table_20_Contents">
      <style:text-properties officeooo:rsid="0276d369" officeooo:paragraph-rsid="0276d369"/>
    </style:style>
    <style:style style:name="P107" style:family="paragraph" style:parent-style-name="Table_20_Contents">
      <style:text-properties officeooo:rsid="0278af49" officeooo:paragraph-rsid="0278af49"/>
    </style:style>
    <style:style style:name="P108" style:family="paragraph" style:parent-style-name="Table_20_Contents">
      <style:text-properties officeooo:paragraph-rsid="028a6711"/>
    </style:style>
    <style:style style:name="P109" style:family="paragraph" style:parent-style-name="Table_20_Contents">
      <style:text-properties officeooo:rsid="028a6711" officeooo:paragraph-rsid="028a6711"/>
    </style:style>
    <style:style style:name="P110" style:family="paragraph" style:parent-style-name="Table_20_Contents">
      <style:text-properties officeooo:rsid="028c57f0" officeooo:paragraph-rsid="028c57f0"/>
    </style:style>
    <style:style style:name="P111" style:family="paragraph" style:parent-style-name="Table_20_Contents">
      <style:text-properties officeooo:paragraph-rsid="02913fe3"/>
    </style:style>
    <style:style style:name="P112" style:family="paragraph" style:parent-style-name="Table_20_Contents">
      <style:text-properties officeooo:paragraph-rsid="029b27de"/>
    </style:style>
    <style:style style:name="P113" style:family="paragraph" style:parent-style-name="Table_20_Contents">
      <style:text-properties officeooo:paragraph-rsid="029bc1cb"/>
    </style:style>
    <style:style style:name="P114" style:family="paragraph" style:parent-style-name="Table_20_Contents">
      <style:text-properties officeooo:paragraph-rsid="02a23fbe"/>
    </style:style>
    <style:style style:name="P115" style:family="paragraph" style:parent-style-name="Table_20_Contents">
      <style:text-properties officeooo:paragraph-rsid="02a434e8"/>
    </style:style>
    <style:style style:name="P116" style:family="paragraph" style:parent-style-name="Table_20_Contents">
      <style:text-properties officeooo:paragraph-rsid="02a5ec6d"/>
    </style:style>
    <style:style style:name="P117" style:family="paragraph" style:parent-style-name="Table_20_Contents">
      <style:text-properties officeooo:paragraph-rsid="02b02d3a"/>
    </style:style>
    <style:style style:name="P118" style:family="paragraph" style:parent-style-name="Table_20_Contents">
      <style:text-properties officeooo:rsid="02582068" officeooo:paragraph-rsid="02913fe3"/>
    </style:style>
    <style:style style:name="P119" style:family="paragraph" style:parent-style-name="Table_20_Contents">
      <style:text-properties officeooo:rsid="02956885" officeooo:paragraph-rsid="02956885"/>
    </style:style>
    <style:style style:name="P120" style:family="paragraph" style:parent-style-name="Table_20_Contents">
      <style:text-properties officeooo:rsid="029bc1cb" officeooo:paragraph-rsid="029bc1cb"/>
    </style:style>
    <style:style style:name="P121" style:family="paragraph" style:parent-style-name="Table_20_Contents">
      <style:text-properties officeooo:rsid="029bc1cb" officeooo:paragraph-rsid="02a23fbe"/>
    </style:style>
    <style:style style:name="P122" style:family="paragraph" style:parent-style-name="Table_20_Contents">
      <style:text-properties officeooo:rsid="029c952a" officeooo:paragraph-rsid="029c952a"/>
    </style:style>
    <style:style style:name="P123" style:family="paragraph" style:parent-style-name="Table_20_Contents">
      <style:text-properties officeooo:rsid="029c952a" officeooo:paragraph-rsid="02a23fbe"/>
    </style:style>
    <style:style style:name="P124" style:family="paragraph" style:parent-style-name="Table_20_Contents">
      <style:text-properties officeooo:rsid="029c952a" officeooo:paragraph-rsid="02a5ec6d"/>
    </style:style>
    <style:style style:name="P125" style:family="paragraph" style:parent-style-name="Table_20_Contents">
      <style:text-properties officeooo:rsid="029c952a" officeooo:paragraph-rsid="02b02d3a"/>
    </style:style>
    <style:style style:name="P126" style:family="paragraph" style:parent-style-name="Table_20_Contents">
      <style:text-properties officeooo:rsid="02b398d8" officeooo:paragraph-rsid="02b398d8"/>
    </style:style>
    <style:style style:name="P127" style:family="paragraph" style:parent-style-name="Table_20_Contents">
      <style:text-properties officeooo:rsid="02b398d8" officeooo:paragraph-rsid="02b52eee"/>
    </style:style>
    <style:style style:name="P128" style:family="paragraph" style:parent-style-name="Table_20_Contents">
      <style:text-properties officeooo:rsid="029deb53" officeooo:paragraph-rsid="029deb53"/>
    </style:style>
    <style:style style:name="P129" style:family="paragraph" style:parent-style-name="Table_20_Contents">
      <style:text-properties officeooo:rsid="029deb53" officeooo:paragraph-rsid="02a23fbe"/>
    </style:style>
    <style:style style:name="P130" style:family="paragraph" style:parent-style-name="Table_20_Contents">
      <style:text-properties officeooo:rsid="029deb53" officeooo:paragraph-rsid="02a5ec6d"/>
    </style:style>
    <style:style style:name="P131" style:family="paragraph" style:parent-style-name="Table_20_Contents">
      <style:text-properties officeooo:rsid="029deb53" officeooo:paragraph-rsid="02b02d3a"/>
    </style:style>
    <style:style style:name="P132" style:family="paragraph" style:parent-style-name="Table_20_Contents">
      <style:text-properties officeooo:rsid="02a15318" officeooo:paragraph-rsid="02a15318"/>
    </style:style>
    <style:style style:name="P133" style:family="paragraph" style:parent-style-name="Table_20_Contents">
      <style:text-properties officeooo:rsid="02a15318" officeooo:paragraph-rsid="02a23fbe"/>
    </style:style>
    <style:style style:name="P134" style:family="paragraph" style:parent-style-name="Table_20_Contents">
      <style:text-properties officeooo:rsid="02a15318" officeooo:paragraph-rsid="02a5ec6d"/>
    </style:style>
    <style:style style:name="P135" style:family="paragraph" style:parent-style-name="Table_20_Contents">
      <style:text-properties officeooo:rsid="02a15318" officeooo:paragraph-rsid="02b02d3a"/>
    </style:style>
    <style:style style:name="P136" style:family="paragraph" style:parent-style-name="Table_20_Contents">
      <style:text-properties officeooo:rsid="02a434e8" officeooo:paragraph-rsid="02a434e8"/>
    </style:style>
    <style:style style:name="P137" style:family="paragraph" style:parent-style-name="Table_20_Contents">
      <style:text-properties officeooo:rsid="02ae5922" officeooo:paragraph-rsid="02ae5922"/>
    </style:style>
    <style:style style:name="P138" style:family="paragraph" style:parent-style-name="Table_20_Contents">
      <style:text-properties officeooo:rsid="02b165b1" officeooo:paragraph-rsid="02b165b1"/>
    </style:style>
    <style:style style:name="P139" style:family="paragraph" style:parent-style-name="Table_20_Contents">
      <style:text-properties officeooo:rsid="02b2d189" officeooo:paragraph-rsid="02b2d189"/>
    </style:style>
    <style:style style:name="P1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14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143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P144" style:family="paragraph" style:parent-style-name="Footer">
      <style:text-properties officeooo:paragraph-rsid="028f6b7f"/>
    </style:style>
    <style:style style:name="P145" style:family="paragraph" style:parent-style-name="Footer">
      <style:text-properties officeooo:rsid="028f06ca" officeooo:paragraph-rsid="028f6b7f"/>
    </style:style>
    <style:style style:name="P146" style:family="paragraph" style:parent-style-name="Standard">
      <style:text-properties fo:font-weight="bold" style:font-weight-asian="bold" style:font-weight-complex="bold"/>
    </style:style>
    <style:style style:name="P147" style:family="paragraph" style:parent-style-name="Standard">
      <style:text-properties fo:font-weight="normal" officeooo:paragraph-rsid="02bb0aa6" style:font-weight-asian="normal" style:font-weight-complex="normal"/>
    </style:style>
    <style:style style:name="P148" style:family="paragraph" style:parent-style-name="Table_20_Contents">
      <style:text-properties officeooo:rsid="02433abd" officeooo:paragraph-rsid="02433abd"/>
    </style:style>
    <style:style style:name="P149" style:family="paragraph" style:parent-style-name="Table_20_Contents">
      <style:text-properties officeooo:rsid="02433abd" officeooo:paragraph-rsid="02bb143e"/>
    </style:style>
    <style:style style:name="P150" style:family="paragraph" style:parent-style-name="Table_20_Contents">
      <style:text-properties officeooo:rsid="02433abd" officeooo:paragraph-rsid="02be08c0"/>
    </style:style>
    <style:style style:name="P151" style:family="paragraph" style:parent-style-name="Table_20_Contents">
      <style:text-properties officeooo:rsid="024d6479" officeooo:paragraph-rsid="024d64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4bd0a" style:font-weight-asian="bold" style:font-weight-complex="bold"/>
    </style:style>
    <style:style style:name="T3" style:family="text">
      <style:text-properties fo:font-weight="bold" officeooo:rsid="01b3ba17" style:font-weight-asian="bold" style:font-weight-complex="bold"/>
    </style:style>
    <style:style style:name="T4" style:family="text">
      <style:text-properties fo:font-weight="bold" officeooo:rsid="022b61d4" style:font-weight-asian="bold" style:font-weight-complex="bold"/>
    </style:style>
    <style:style style:name="T5" style:family="text">
      <style:text-properties fo:font-weight="bold" officeooo:rsid="02a7519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d586" style:font-weight-asian="normal" style:font-weight-complex="normal"/>
    </style:style>
    <style:style style:name="T8" style:family="text">
      <style:text-properties fo:font-weight="normal" officeooo:rsid="01b3742a" style:font-weight-asian="normal" style:font-weight-complex="normal"/>
    </style:style>
    <style:style style:name="T9" style:family="text">
      <style:text-properties fo:font-weight="normal" officeooo:rsid="01c8874d" style:font-weight-asian="normal" style:font-weight-complex="normal"/>
    </style:style>
    <style:style style:name="T10" style:family="text">
      <style:text-properties officeooo:rsid="00100904"/>
    </style:style>
    <style:style style:name="T11" style:family="text">
      <style:text-properties officeooo:rsid="0011e479"/>
    </style:style>
    <style:style style:name="T12" style:family="text">
      <style:text-properties officeooo:rsid="0019a731"/>
    </style:style>
    <style:style style:name="T13" style:family="text">
      <style:text-properties officeooo:rsid="0019ed77"/>
    </style:style>
    <style:style style:name="T14" style:family="text">
      <style:text-properties officeooo:rsid="001abe34"/>
    </style:style>
    <style:style style:name="T15" style:family="text">
      <style:text-properties officeooo:rsid="001f5e10"/>
    </style:style>
    <style:style style:name="T16" style:family="text">
      <style:text-properties officeooo:rsid="0021359e"/>
    </style:style>
    <style:style style:name="T17" style:family="text">
      <style:text-properties officeooo:rsid="016cd597"/>
    </style:style>
    <style:style style:name="T18" style:family="text">
      <style:text-properties officeooo:rsid="016eb7d1"/>
    </style:style>
    <style:style style:name="T19" style:family="text">
      <style:text-properties officeooo:rsid="01768f58"/>
    </style:style>
    <style:style style:name="T20" style:family="text">
      <style:text-properties officeooo:rsid="017778e5"/>
    </style:style>
    <style:style style:name="T21" style:family="text">
      <style:text-properties officeooo:rsid="01783934"/>
    </style:style>
    <style:style style:name="T22" style:family="text">
      <style:text-properties officeooo:rsid="017adb69"/>
    </style:style>
    <style:style style:name="T23" style:family="text">
      <style:text-properties officeooo:rsid="017c38d0"/>
    </style:style>
    <style:style style:name="T24" style:family="text">
      <style:text-properties officeooo:rsid="017ec773"/>
    </style:style>
    <style:style style:name="T25" style:family="text">
      <style:text-properties officeooo:rsid="018fcaa0"/>
    </style:style>
    <style:style style:name="T26" style:family="text">
      <style:text-properties officeooo:rsid="0193672b"/>
    </style:style>
    <style:style style:name="T27" style:family="text">
      <style:text-properties officeooo:rsid="019634c8"/>
    </style:style>
    <style:style style:name="T28" style:family="text">
      <style:text-properties officeooo:rsid="019db83d"/>
    </style:style>
    <style:style style:name="T29" style:family="text">
      <style:text-properties officeooo:rsid="019f5f74"/>
    </style:style>
    <style:style style:name="T30" style:family="text">
      <style:text-properties officeooo:rsid="01a0ec5c"/>
    </style:style>
    <style:style style:name="T31" style:family="text">
      <style:text-properties officeooo:rsid="01a4bd0a"/>
    </style:style>
    <style:style style:name="T32" style:family="text">
      <style:text-properties officeooo:rsid="01b27f05"/>
    </style:style>
    <style:style style:name="T33" style:family="text">
      <style:text-properties officeooo:rsid="01b3742a"/>
    </style:style>
    <style:style style:name="T34" style:family="text">
      <style:text-properties officeooo:rsid="01b3ba17"/>
    </style:style>
    <style:style style:name="T35" style:family="text">
      <style:text-properties officeooo:rsid="01b441d6"/>
    </style:style>
    <style:style style:name="T36" style:family="text">
      <style:text-properties officeooo:rsid="01b5e80c"/>
    </style:style>
    <style:style style:name="T37" style:family="text">
      <style:text-properties officeooo:rsid="01b6609a"/>
    </style:style>
    <style:style style:name="T38" style:family="text">
      <style:text-properties officeooo:rsid="01b719a9"/>
    </style:style>
    <style:style style:name="T39" style:family="text">
      <style:text-properties officeooo:rsid="01b7c3b9"/>
    </style:style>
    <style:style style:name="T40" style:family="text">
      <style:text-properties officeooo:rsid="01b81970"/>
    </style:style>
    <style:style style:name="T41" style:family="text">
      <style:text-properties officeooo:rsid="01b9d51d"/>
    </style:style>
    <style:style style:name="T42" style:family="text">
      <style:text-properties officeooo:rsid="01ba12eb"/>
    </style:style>
    <style:style style:name="T43" style:family="text">
      <style:text-properties officeooo:rsid="01bd5067"/>
    </style:style>
    <style:style style:name="T44" style:family="text">
      <style:text-properties officeooo:rsid="01beda88"/>
    </style:style>
    <style:style style:name="T45" style:family="text">
      <style:text-properties officeooo:rsid="01c0407d"/>
    </style:style>
    <style:style style:name="T46" style:family="text">
      <style:text-properties officeooo:rsid="01c15cfc"/>
    </style:style>
    <style:style style:name="T47" style:family="text">
      <style:text-properties officeooo:rsid="01c301a6"/>
    </style:style>
    <style:style style:name="T48" style:family="text">
      <style:text-properties officeooo:rsid="01c4ea9a"/>
    </style:style>
    <style:style style:name="T49" style:family="text">
      <style:text-properties officeooo:rsid="01c6fdff"/>
    </style:style>
    <style:style style:name="T50" style:family="text">
      <style:text-properties officeooo:rsid="01c7da96"/>
    </style:style>
    <style:style style:name="T51" style:family="text">
      <style:text-properties officeooo:rsid="01c8041f"/>
    </style:style>
    <style:style style:name="T52" style:family="text">
      <style:text-properties officeooo:rsid="01c8874d"/>
    </style:style>
    <style:style style:name="T53" style:family="text">
      <style:text-properties officeooo:rsid="01cbfd18"/>
    </style:style>
    <style:style style:name="T54" style:family="text">
      <style:text-properties officeooo:rsid="01cdc4af"/>
    </style:style>
    <style:style style:name="T55" style:family="text">
      <style:text-properties officeooo:rsid="01cf4690"/>
    </style:style>
    <style:style style:name="T56" style:family="text">
      <style:text-properties officeooo:rsid="01d03fe9"/>
    </style:style>
    <style:style style:name="T57" style:family="text">
      <style:text-properties officeooo:rsid="022bee26"/>
    </style:style>
    <style:style style:name="T58" style:family="text">
      <style:text-properties officeooo:rsid="022d630a"/>
    </style:style>
    <style:style style:name="T59" style:family="text">
      <style:text-properties officeooo:rsid="0243cdba"/>
    </style:style>
    <style:style style:name="T60" style:family="text">
      <style:text-properties officeooo:rsid="024641c4"/>
    </style:style>
    <style:style style:name="T61" style:family="text">
      <style:text-properties officeooo:rsid="024b0425"/>
    </style:style>
    <style:style style:name="T62" style:family="text">
      <style:text-properties officeooo:rsid="024ca32b"/>
    </style:style>
    <style:style style:name="T63" style:family="text">
      <style:text-properties officeooo:rsid="024d6479"/>
    </style:style>
    <style:style style:name="T64" style:family="text">
      <style:text-properties officeooo:rsid="0250be3d"/>
    </style:style>
    <style:style style:name="T65" style:family="text">
      <style:text-properties officeooo:rsid="0253818a"/>
    </style:style>
    <style:style style:name="T66" style:family="text">
      <style:text-properties officeooo:rsid="0253d974"/>
    </style:style>
    <style:style style:name="T67" style:family="text">
      <style:text-properties officeooo:rsid="02548ec1"/>
    </style:style>
    <style:style style:name="T68" style:family="text">
      <style:text-properties officeooo:rsid="02561cde"/>
    </style:style>
    <style:style style:name="T69" style:family="text">
      <style:text-properties officeooo:rsid="02563a8d"/>
    </style:style>
    <style:style style:name="T70" style:family="text">
      <style:text-properties officeooo:rsid="0256e3e7"/>
    </style:style>
    <style:style style:name="T71" style:family="text">
      <style:text-properties officeooo:rsid="0258464e"/>
    </style:style>
    <style:style style:name="T72" style:family="text">
      <style:text-properties officeooo:rsid="0258aea8"/>
    </style:style>
    <style:style style:name="T73" style:family="text">
      <style:text-properties officeooo:rsid="0259b4f2"/>
    </style:style>
    <style:style style:name="T74" style:family="text">
      <style:text-properties officeooo:rsid="025b446f"/>
    </style:style>
    <style:style style:name="T75" style:family="text">
      <style:text-properties officeooo:rsid="025b940c"/>
    </style:style>
    <style:style style:name="T76" style:family="text">
      <style:text-properties officeooo:rsid="025cf8d7"/>
    </style:style>
    <style:style style:name="T77" style:family="text">
      <style:text-properties officeooo:rsid="025e570f"/>
    </style:style>
    <style:style style:name="T78" style:family="text">
      <style:text-properties officeooo:rsid="025fcb16"/>
    </style:style>
    <style:style style:name="T79" style:family="text">
      <style:text-properties officeooo:rsid="0261ac85"/>
    </style:style>
    <style:style style:name="T80" style:family="text">
      <style:text-properties officeooo:rsid="0263f5f9"/>
    </style:style>
    <style:style style:name="T81" style:family="text">
      <style:text-properties officeooo:rsid="026b5ad9"/>
    </style:style>
    <style:style style:name="T82" style:family="text">
      <style:text-properties officeooo:rsid="026d2484"/>
    </style:style>
    <style:style style:name="T83" style:family="text">
      <style:text-properties officeooo:rsid="026fcf98"/>
    </style:style>
    <style:style style:name="T84" style:family="text">
      <style:text-properties officeooo:rsid="02708a81"/>
    </style:style>
    <style:style style:name="T85" style:family="text">
      <style:text-properties officeooo:rsid="0276d369"/>
    </style:style>
    <style:style style:name="T86" style:family="text">
      <style:text-properties officeooo:rsid="027cb124"/>
    </style:style>
    <style:style style:name="T87" style:family="text">
      <style:text-properties officeooo:rsid="027dbc0d"/>
    </style:style>
    <style:style style:name="T88" style:family="text">
      <style:text-properties officeooo:rsid="0280b92b"/>
    </style:style>
    <style:style style:name="T89" style:family="text">
      <style:text-properties officeooo:rsid="02813768"/>
    </style:style>
    <style:style style:name="T90" style:family="text">
      <style:text-properties fo:font-size="16pt" fo:font-weight="bold" officeooo:rsid="0288186d" style:font-size-asian="16pt" style:font-weight-asian="bold" style:font-size-complex="16pt" style:font-weight-complex="bold"/>
    </style:style>
    <style:style style:name="T91" style:family="text">
      <style:text-properties fo:font-size="16pt" fo:font-weight="bold" officeooo:rsid="0289ecd9" style:font-size-asian="16pt" style:font-weight-asian="bold" style:font-size-complex="16pt" style:font-weight-complex="bold"/>
    </style:style>
    <style:style style:name="T92" style:family="text">
      <style:text-properties officeooo:rsid="028a6711"/>
    </style:style>
    <style:style style:name="T93" style:family="text">
      <style:text-properties officeooo:rsid="028caf2e"/>
    </style:style>
    <style:style style:name="T94" style:family="text">
      <style:text-properties officeooo:rsid="028d9773"/>
    </style:style>
    <style:style style:name="T95" style:family="text">
      <style:text-properties officeooo:rsid="028e77b9"/>
    </style:style>
    <style:style style:name="T96" style:family="text">
      <style:text-properties officeooo:rsid="028e9c0a"/>
    </style:style>
    <style:style style:name="T97" style:family="text">
      <style:text-properties officeooo:rsid="028eb038"/>
    </style:style>
    <style:style style:name="T98" style:family="text">
      <style:text-properties officeooo:rsid="028f06ca"/>
    </style:style>
    <style:style style:name="T99" style:family="text">
      <style:text-properties officeooo:rsid="0292c462"/>
    </style:style>
    <style:style style:name="T100" style:family="text">
      <style:text-properties officeooo:rsid="0293f440"/>
    </style:style>
    <style:style style:name="T101" style:family="text">
      <style:text-properties officeooo:rsid="02956885"/>
    </style:style>
    <style:style style:name="T102" style:family="text">
      <style:text-properties officeooo:rsid="02960261"/>
    </style:style>
    <style:style style:name="T103" style:family="text">
      <style:text-properties officeooo:rsid="02974089"/>
    </style:style>
    <style:style style:name="T104" style:family="text">
      <style:text-properties officeooo:rsid="029877ca"/>
    </style:style>
    <style:style style:name="T105" style:family="text">
      <style:text-properties officeooo:rsid="02997784"/>
    </style:style>
    <style:style style:name="T106" style:family="text">
      <style:text-properties officeooo:rsid="029b27de"/>
    </style:style>
    <style:style style:name="T107" style:family="text">
      <style:text-properties officeooo:rsid="029bc1cb"/>
    </style:style>
    <style:style style:name="T108" style:family="text">
      <style:text-properties officeooo:rsid="029c952a"/>
    </style:style>
    <style:style style:name="T109" style:family="text">
      <style:text-properties officeooo:rsid="029e9e72"/>
    </style:style>
    <style:style style:name="T110" style:family="text">
      <style:text-properties officeooo:rsid="02a037d3"/>
    </style:style>
    <style:style style:name="T111" style:family="text">
      <style:text-properties officeooo:rsid="02a15318"/>
    </style:style>
    <style:style style:name="T112" style:family="text">
      <style:text-properties officeooo:rsid="02a23fbe"/>
    </style:style>
    <style:style style:name="T113" style:family="text">
      <style:text-properties officeooo:rsid="02a434e8"/>
    </style:style>
    <style:style style:name="T114" style:family="text">
      <style:text-properties officeooo:rsid="02a5ec6d"/>
    </style:style>
    <style:style style:name="T115" style:family="text">
      <style:text-properties officeooo:rsid="02a75194"/>
    </style:style>
    <style:style style:name="T116" style:family="text">
      <style:text-properties officeooo:rsid="02a8aa13"/>
    </style:style>
    <style:style style:name="T117" style:family="text">
      <style:text-properties officeooo:rsid="02a9e0c8"/>
    </style:style>
    <style:style style:name="T118" style:family="text">
      <style:text-properties officeooo:rsid="02aae8eb"/>
    </style:style>
    <style:style style:name="T119" style:family="text">
      <style:text-properties officeooo:rsid="02ab49b8"/>
    </style:style>
    <style:style style:name="T120" style:family="text">
      <style:text-properties officeooo:rsid="02ac980b"/>
    </style:style>
    <style:style style:name="T121" style:family="text">
      <style:text-properties officeooo:rsid="02ae5922"/>
    </style:style>
    <style:style style:name="T122" style:family="text">
      <style:text-properties officeooo:rsid="02b02d3a"/>
    </style:style>
    <style:style style:name="T123" style:family="text">
      <style:text-properties officeooo:rsid="02b165b1"/>
    </style:style>
    <style:style style:name="T124" style:family="text">
      <style:text-properties officeooo:rsid="02b6b03c"/>
    </style:style>
    <style:style style:name="T125" style:family="text">
      <style:text-properties officeooo:rsid="02b89b4b"/>
    </style:style>
    <style:style style:name="T126" style:family="text">
      <style:text-properties officeooo:rsid="02bad5a8"/>
    </style:style>
    <style:style style:name="T127" style:family="text">
      <style:text-properties officeooo:rsid="02bb0aa6"/>
    </style:style>
    <style:style style:name="T128" style:family="text">
      <style:text-properties officeooo:rsid="02bb143e"/>
    </style:style>
    <style:style style:name="T129" style:family="text">
      <style:text-properties officeooo:rsid="02bcb84e"/>
    </style:style>
    <style:style style:name="T130" style:family="text">
      <style:text-properties officeooo:rsid="02be08c0"/>
    </style:style>
    <style:style style:name="T131" style:family="text">
      <style:text-properties officeooo:rsid="02be852d"/>
    </style:style>
    <style:style style:name="T132" style:family="text">
      <style:text-properties officeooo:rsid="02bfc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2"/>
      <text:p text:style-name="P143"><text:tab/><text:span text:style-name="T90">Esquema B</text:span><text:span text:style-name="T91">anco de </text:span><text:span text:style-name="T90">D</text:span><text:span text:style-name="T91">ados</text:span><text:tab/></text:p>
      <text:p text:style-name="P4"/>
      <text:p text:style-name="P2">Tabelas:</text:p>
      <text:p text:style-name="P11"><text:tab/>1. Tabela de Órgãos da Prefeitura (<text:span text:style-name="T32">Orgaos)</text:span></text:p>
      <text:p text:style-name="P11"><text:tab/>2. Tabela de Profissionais da Prefeitura (<text:span text:style-name="T32">Profissionais</text:span>)</text:p>
      <text:p text:style-name="P11"><text:tab/>3. Tabela de Escalas (<text:span text:style-name="T32">Escalas</text:span>)</text:p>
      <text:p text:style-name="P11"><text:tab/>4. Tabela de Tipos de <text:span text:style-name="T11">Atendimentos</text:span> (<text:span text:style-name="T32">Tipo_atendimentos</text:span>)</text:p>
      <text:p text:style-name="P11"><text:tab/>5. Tabela de Agendamentos (<text:span text:style-name="T32">Agendamentos</text:span>)</text:p>
      <text:p text:style-name="P11"><text:tab/>6. Tabela de <text:span text:style-name="T10">Cidad</text:span><text:span text:style-name="T32">ãos</text:span> (<text:span text:style-name="T32">Cidadaos</text:span>)</text:p>
      <text:p text:style-name="P11"><text:tab/>7. Tabela de Bloqueios (<text:span text:style-name="T32">Bloqueios</text:span>)</text:p>
      <text:p text:style-name="P11"><text:tab/><text:span text:style-name="T25">8. Tabela de Prefeituras (</text:span><text:span text:style-name="T32">Prefeituas</text:span><text:span text:style-name="T25">)</text:span></text:p>
      <text:p text:style-name="P11"><text:tab/><text:span text:style-name="T25">9</text:span>. Outras tabelas: <text:span text:style-name="T65">Tufibge</text:span>, <text:span text:style-name="T65">Tmibge</text:span>, <text:s/><text:span text:style-name="T65">Tcbo</text:span>, <text:span text:style-name="T65">T</text:span>conselho, <text:span text:style-name="T32">Orgaos_tipo_atendimentos</text:span><text:span text:style-name="T36">(join table)</text:span>, <text:span text:style-name="T65">T</text:span><text:span text:style-name="T32">ipo_acoes, </text:span><text:span text:style-name="T65">T</text:span><text:span text:style-name="T32">ipo_situacoes</text:span>.</text:p>
      <text:p text:style-name="P11"/>
      <text:p text:style-name="P140"/>
      <text:p text:style-name="P140"><text:tab/><text:tab/><text:tab/><text:tab/><text:tab/><text:tab/>Tabelas:</text:p>
      <text:p text:style-name="P10"/>
      <text:p text:style-name="P10">Relações:</text:p>
      <text:p text:style-name="P5"><text:span text:style-name="T31">Prefeitura </text:span><text:span text:style-name="T2">1-N</text:span><text:span text:style-name="T31"> Órgãos<text:tab/><text:tab/><text:tab/>Bloqueio </text:span><text:span text:style-name="T2">1-</text:span><text:span text:style-name="T4">N</text:span><text:span text:style-name="T2"> </text:span><text:span text:style-name="T93">C</text:span><text:span text:style-name="T31">idadão</text:span></text:p>
      <text:p text:style-name="P13"><text:span text:style-name="T6">Profissional</text:span> 1-N <text:span text:style-name="T6">Escalas<text:tab/><text:tab/><text:tab/></text:span><text:span text:style-name="T8">C</text:span><text:span text:style-name="T6">idadão </text:span>1-N <text:span text:style-name="T6">Agendamentos</text:span></text:p>
      <text:p text:style-name="P10"><text:span text:style-name="T6">Órgãos</text:span> N-N <text:span text:style-name="T6">Tipos de </text:span><text:span text:style-name="T7">Atendimentos</text:span><text:span text:style-name="T6"> <text:s text:c="2"/></text:span><text:tab/><text:span text:style-name="T6">Escala </text:span>1-1 <text:span text:style-name="T6">Tipo </text:span><text:span text:style-name="T7">Atendimento</text:span></text:p>
      <text:p text:style-name="P10"><text:span text:style-name="T6">Órgão </text:span>1-N<text:span text:style-name="T6"> Profissionais<text:tab/><text:tab/><text:tab/>Escala </text:span>1-N <text:span text:style-name="T6">Agendamentos<text:tab/></text:span></text:p>
      <text:p text:style-name="P10"><text:span text:style-name="T6">Órgão </text:span>1-N<text:span text:style-name="T6"> Escalas</text:span><text:tab/><text:tab/><text:span text:style-name="T6"><text:tab/><text:tab/><text:tab/><text:tab/></text:span></text:p>
      <text:p text:style-name="P3">Órgão <text:span text:style-name="T1">1-N </text:span>Agendamentos</text:p>
      <text:p text:style-name="P3"/>
      <text:p text:style-name="P3">Tufibge <text:span text:style-name="T1">1-N</text:span> Órgãos<text:tab/><text:tab/><text:tab/><text:tab/>Tcbo <text:span text:style-name="T1">1-N</text:span> Profissionais</text:p>
      <text:p text:style-name="P3">Tufibge <text:span text:style-name="T1">1-N</text:span> Profissionais<text:tab/><text:tab/><text:tab/>Tconselho <text:span text:style-name="T1">1-N</text:span> Profissionais</text:p>
      <text:p text:style-name="P3">Tmibge <text:span text:style-name="T1">1-N</text:span> Órgãos<text:tab/><text:tab/><text:tab/><text:tab/>T<text:span text:style-name="T33">ipo de Ações</text:span> <text:span text:style-name="T1">1-N</text:span> Escalas</text:p>
      <text:p text:style-name="P3">Tmibge <text:span text:style-name="T1">1-N</text:span> Profissionais<text:tab/><text:tab/><text:tab/>T<text:span text:style-name="T33">ipo de Situações</text:span> <text:span text:style-name="T1">1-N</text:span> Agendamentos</text:p>
      <text:p text:style-name="P6"><text:span text:style-name="T34">Tufibge </text:span><text:span text:style-name="T3">1-N</text:span><text:span text:style-name="T34"> Prefeituras<text:tab/><text:tab/><text:tab/></text:span><text:span text:style-name="T115">Tufibge </text:span><text:span text:style-name="T5">1-N </text:span><text:span text:style-name="T115">Tmibge</text:span><text:span text:style-name="T125">s</text:span></text:p>
      <text:p text:style-name="P6"><text:span text:style-name="T34">Tmibge </text:span><text:span text:style-name="T3">1-N</text:span><text:span text:style-name="T34"> Prefeituras</text:span></text:p>
      <text:p text:style-name="P3"/>
      <text:p text:style-name="P10">1. Tabela de Órgãos da Prefeitura (<text:span text:style-name="T35">Orgaos</text:span>):</text:p>
      <text:p text:style-name="P147"><text:span text:style-name="T127">Um órgão da prefeitura também pode ser chamado de local de atendimento.</text:span></text:p>
      <text:p text:style-name="Standard">Órgão da prefeitura, apenas o administrador <text:span text:style-name="T128">do sistema</text:span> tem acesso, chaves estrangeiras para as tabelas: Tufibge, Tmibge; referenciado por: <text:span text:style-name="T35">Orgaos_tipo_atendimentos(join table)</text:span>, <text:span text:style-name="T35">Escalas</text:span>, <text:span text:style-name="T35">Agendamentos </text:span><text:span text:style-name="T94">e</text:span> <text:span text:style-name="T35">Profissionais</text:span>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20">Nome</text:p>
          </table:table-cell>
          <table:table-cell table:style-name="Tabela1.A1" office:value-type="string">
            <text:p text:style-name="P20">Tipo</text:p>
          </table:table-cell>
          <table:table-cell table:style-name="Tabela1.A1" office:value-type="string">
            <text:p text:style-name="P20">Tamanho</text:p>
          </table:table-cell>
          <table:table-cell table:style-name="Tabela1.A1" office:value-type="string">
            <text:p text:style-name="P20">Descrição</text:p>
          </table:table-cell>
          <table:table-cell table:style-name="Tabela1.A1" office:value-type="string">
            <text:p text:style-name="P20">Domínio</text:p>
          </table:table-cell>
          <table:table-cell table:style-name="Tabela1.A1" office:value-type="string">
            <text:p text:style-name="P20">Formato</text:p>
          </table:table-cell>
          <table:table-cell table:style-name="Tabela1.G1" office:value-type="string">
            <text:p text:style-name="P20">Restrições</text:p>
          </table:table-cell>
        </table:table-row>
        <table:table-row>
          <table:table-cell table:style-name="Tabela1.A2" office:value-type="string">
            <text:p text:style-name="Table_20_Contents">id</text:p>
          </table:table-cell>
          <table:table-cell table:style-name="Tabela1.A2" office:value-type="string">
            <text:p text:style-name="Table_20_Contents">Serial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Pk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>Not null, <text:span text:style-name="T60">Greater than 0, Unique</text:span></text:p>
          </table:table-cell>
        </table:table-row>
        <table:table-row>
          <table:table-cell table:style-name="Tabela1.A2" office:value-type="string">
            <text:p text:style-name="Table_20_Contents">tufibge_id</text:p>
          </table:table-cell>
          <table:table-cell table:style-name="Tabela1.A2" office:value-type="string">
            <text:p text:style-name="Table_20_Contents">Integer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Estado d<text:span text:style-name="T53">o </text:span><text:span text:style-name="T95">endereço</text:span></text:p>
          </table:table-cell>
          <table:table-cell table:style-name="Tabela1.A2" office:value-type="string">
            <text:p text:style-name="Table_20_Contents">Fk: Tabela <text:span text:style-name="T66">T</text:span>ufibge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6">Not null</text:p>
          </table:table-cell>
        </table:table-row>
        <text:soft-page-break/>
        <table:table-row>
          <table:table-cell table:style-name="Tabela1.A2" office:value-type="string">
            <text:p text:style-name="Table_20_Contents">tmibge_id</text:p>
          </table:table-cell>
          <table:table-cell table:style-name="Tabela1.A2" office:value-type="string">
            <text:p text:style-name="Table_20_Contents">Integer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Cidade <text:span text:style-name="T53">do </text:span><text:span text:style-name="T95">endereço</text:span></text:p>
          </table:table-cell>
          <table:table-cell table:style-name="Tabela1.A2" office:value-type="string">
            <text:p text:style-name="Table_20_Contents">Fk: Tabela</text:p>
            <text:p text:style-name="Table_20_Contents"><text:span text:style-name="T66">T</text:span>mibge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7">Not null</text:p>
          </table:table-cell>
        </table:table-row>
        <table:table-row>
          <table:table-cell table:style-name="Tabela1.A2" office:value-type="string">
            <text:p text:style-name="P35">prefeitura_id</text:p>
          </table:table-cell>
          <table:table-cell table:style-name="Tabela1.A2" office:value-type="string">
            <text:p text:style-name="P30">Integer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30">Prefeitura do órgão</text:p>
          </table:table-cell>
          <table:table-cell table:style-name="Tabela1.A2" office:value-type="string">
            <text:p text:style-name="P30">Fk: Tabela</text:p>
            <text:p text:style-name="P35">Prefeituras</text:p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53"><text:span text:style-name="T26">Not </text:span><text:span text:style-name="T27">n</text:span><text:span text:style-name="T26">ull</text:span></text:p>
          </table:table-cell>
        </table:table-row>
        <table:table-row>
          <table:table-cell table:style-name="Tabela1.A2" office:value-type="string">
            <text:p text:style-name="Table_20_Contents">nome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P55">Varying</text:p>
            <text:p text:style-name="P68">(máx. 255)</text:p>
          </table:table-cell>
          <table:table-cell table:style-name="Tabela1.A2" office:value-type="string">
            <text:p text:style-name="Table_20_Contents">Nome do órgã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>Not null</text:p>
          </table:table-cell>
        </table:table-row>
        <table:table-row>
          <table:table-cell table:style-name="Tabela1.A2" office:value-type="string">
            <text:p text:style-name="Table_20_Contents">cep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P46">9</text:p>
          </table:table-cell>
          <table:table-cell table:style-name="Tabela1.A2" office:value-type="string">
            <text:p text:style-name="Table_20_Contents">CEP d<text:span text:style-name="T53">o </text:span><text:span text:style-name="T95">endereço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31">99999-999</text:p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bairro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Table_20_Contents">Varying</text:p>
            <text:p text:style-name="P68">(máx. 255)</text:p>
          </table:table-cell>
          <table:table-cell table:style-name="Tabela1.A2" office:value-type="string">
            <text:p text:style-name="Table_20_Contents">Bairro d<text:span text:style-name="T53">o </text:span><text:span text:style-name="T95">endereço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4">Not null</text:p>
          </table:table-cell>
        </table:table-row>
        <table:table-row>
          <table:table-cell table:style-name="Tabela1.A2" office:value-type="string">
            <text:p text:style-name="Table_20_Contents">endereco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Table_20_Contents">Varying</text:p>
            <text:p text:style-name="P68">(máx. 255)</text:p>
          </table:table-cell>
          <table:table-cell table:style-name="Tabela1.A2" office:value-type="string">
            <text:p text:style-name="Table_20_Contents">Endereço do órgã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4">Not null</text:p>
          </table:table-cell>
        </table:table-row>
        <table:table-row>
          <table:table-cell table:style-name="Tabela1.A2" office:value-type="string">
            <text:p text:style-name="Table_20_Contents">numero_<text:span text:style-name="T37">endereco</text:span></text:p>
          </table:table-cell>
          <table:table-cell table:style-name="Tabela1.A2" office:value-type="string">
            <text:p text:style-name="Table_20_Contents">Integer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Número d<text:span text:style-name="T53">o </text:span><text:span text:style-name="T95">endereço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4">Not null,</text:p>
            <text:p text:style-name="P48">Greater than 0</text:p>
          </table:table-cell>
        </table:table-row>
        <table:table-row>
          <table:table-cell table:style-name="Tabela1.A2" office:value-type="string">
            <text:p text:style-name="Table_20_Contents">complemento_<text:span text:style-name="T37">endereco</text:span>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Table_20_Contents">Varying</text:p>
            <text:p text:style-name="P68">(máx. 255)</text:p>
          </table:table-cell>
          <table:table-cell table:style-name="Tabela1.A2" office:value-type="string">
            <text:p text:style-name="Table_20_Contents">Complemento d<text:span text:style-name="T53">o </text:span><text:span text:style-name="T95">endereço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telefone1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Table_20_Contents">13</text:p>
          </table:table-cell>
          <table:table-cell table:style-name="Tabela1.A2" office:value-type="string">
            <text:p text:style-name="Table_20_Contents">Telefone para contat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(99)9999-9999</text:p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telefone2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Table_20_Contents">13</text:p>
          </table:table-cell>
          <table:table-cell table:style-name="Tabela1.A2" office:value-type="string">
            <text:p text:style-name="Table_20_Contents">Telefone para contat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(99)9999-9999</text:p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4">
          <table:table-cell table:style-name="Tabela1.A2" office:value-type="string">
            <text:p text:style-name="Table_20_Contents">email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Table_20_Contents">Varying</text:p>
            <text:p text:style-name="P68">(máx. 255)</text:p>
          </table:table-cell>
          <table:table-cell table:style-name="Tabela1.A2" office:value-type="string">
            <text:p text:style-name="Table_20_Contents">E-mail para contat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4">
          <table:table-cell table:style-name="Tabela1.A2" office:value-type="string">
            <text:p text:style-name="Table_20_Contents">url</text:p>
          </table:table-cell>
          <table:table-cell table:style-name="Tabela1.A2" office:value-type="string">
            <text:p text:style-name="Table_20_Contents">Character</text:p>
          </table:table-cell>
          <table:table-cell table:style-name="Tabela1.A2" office:value-type="string">
            <text:p text:style-name="Table_20_Contents">Varying</text:p>
            <text:p text:style-name="P68">(máx. 255)</text:p>
          </table:table-cell>
          <table:table-cell table:style-name="Tabela1.A2" office:value-type="string">
            <text:p text:style-name="Table_20_Contents">URL do órgã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4">
          <table:table-cell table:style-name="Tabela1.A2" office:value-type="string">
            <text:p text:style-name="P49">ativo</text:p>
          </table:table-cell>
          <table:table-cell table:style-name="Tabela1.A2" office:value-type="string">
            <text:p text:style-name="P49">Boolean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49">Situação do órgão (ativo ou inativo)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9">Not null,</text:p>
            <text:p text:style-name="P149"><text:span text:style-name="T128">Default true</text:span></text:p>
          </table:table-cell>
        </table:table-row>
      </table:table>
      <text:p text:style-name="P10"/>
      <text:p text:style-name="P10">2. Tabela de Profissionais (<text:span text:style-name="T38">Profissionais</text:span>):</text:p>
      <text:p text:style-name="Standard">Cadastra profissionais da prefeitura, o administrador d<text:span text:style-name="T129">o sistema</text:span> tem acesso <text:span text:style-name="T17">total e cada profissional pode alterar seu cadastro</text:span><text:span text:style-name="T95">(com algumas restrições)</text:span>, chaves estrangeiras para as tabelas <text:span text:style-name="T65">O</text:span><text:span text:style-name="T59">rgao</text:span><text:span text:style-name="T103">s</text:span><text:span text:style-name="T59">, </text:span>Tufibge, Tmibge, Tcbo e Tconselho; referenciado por: <text:span text:style-name="T38">Escalas</text:span>.</text:p>
      <table:table table:name="Profissionais" table:style-name="Profissionais">
        <table:table-column table:style-name="Profissionais.A"/>
        <table:table-column table:style-name="Profissionais.B"/>
        <table:table-column table:style-name="Profissionais.C"/>
        <table:table-column table:style-name="Profissionais.D"/>
        <table:table-column table:style-name="Profissionais.E"/>
        <table:table-column table:style-name="Profissionais.F"/>
        <table:table-column table:style-name="Profissionais.G"/>
        <table:table-row>
          <table:table-cell table:style-name="Profissionais.A1" office:value-type="string">
            <text:p text:style-name="P20">Nome</text:p>
          </table:table-cell>
          <table:table-cell table:style-name="Profissionais.A1" office:value-type="string">
            <text:p text:style-name="P20">Tipo</text:p>
          </table:table-cell>
          <table:table-cell table:style-name="Profissionais.A1" office:value-type="string">
            <text:p text:style-name="P20">Tamanho</text:p>
          </table:table-cell>
          <table:table-cell table:style-name="Profissionais.A1" office:value-type="string">
            <text:p text:style-name="P20">Descrição</text:p>
          </table:table-cell>
          <table:table-cell table:style-name="Profissionais.A1" office:value-type="string">
            <text:p text:style-name="P20">Domínio</text:p>
          </table:table-cell>
          <table:table-cell table:style-name="Profissionais.A1" office:value-type="string">
            <text:p text:style-name="P20">Formato</text:p>
          </table:table-cell>
          <table:table-cell table:style-name="Profissionais.G1" office:value-type="string">
            <text:p text:style-name="P20">Restrições</text:p>
          </table:table-cell>
        </table:table-row>
        <table:table-row>
          <table:table-cell table:style-name="Profissionais.A2" office:value-type="string">
            <text:p text:style-name="Table_20_Contents">id</text:p>
          </table:table-cell>
          <table:table-cell table:style-name="Profissionais.A2" office:value-type="string">
            <text:p text:style-name="Table_20_Contents">Serial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Pk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53">Not null, <text:span text:style-name="T60">Greater than 0, Unique</text:span></text:p>
          </table:table-cell>
        </table:table-row>
        <table:table-row>
          <table:table-cell table:style-name="Profissionais.A2" office:value-type="string">
            <text:p text:style-name="Table_20_Contents">tufibge_id</text:p>
          </table:table-cell>
          <table:table-cell table:style-name="Profissionais.A2" office:value-type="string">
            <text:p text:style-name="Table_20_Contents">Integer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Estado d<text:span text:style-name="T55">o </text:span><text:span text:style-name="T96">endereço</text:span></text:p>
          </table:table-cell>
          <table:table-cell table:style-name="Profissionais.A2" office:value-type="string">
            <text:p text:style-name="Table_20_Contents">Fk: Tabela <text:span text:style-name="T66">T</text:span>ufibge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73"/>
          </table:table-cell>
        </table:table-row>
        <table:table-row>
          <table:table-cell table:style-name="Profissionais.A2" office:value-type="string">
            <text:p text:style-name="Table_20_Contents">tmibge_id</text:p>
          </table:table-cell>
          <table:table-cell table:style-name="Profissionais.A2" office:value-type="string">
            <text:p text:style-name="Table_20_Contents">Integer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Cidade <text:span text:style-name="T54">do </text:span><text:span text:style-name="T96">endereço</text:span></text:p>
          </table:table-cell>
          <table:table-cell table:style-name="Profissionais.A2" office:value-type="string">
            <text:p text:style-name="Table_20_Contents">Fk: Tabela <text:span text:style-name="T66">T</text:span>mibge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73"/>
          </table:table-cell>
        </table:table-row>
        <table:table-row>
          <table:table-cell table:style-name="Profissionais.A2" office:value-type="string">
            <text:p text:style-name="Table_20_Contents">tcbo_id</text:p>
          </table:table-cell>
          <table:table-cell table:style-name="Profissionais.A2" office:value-type="string">
            <text:p text:style-name="Table_20_Contents">Integer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Ocupação do profissional</text:p>
          </table:table-cell>
          <table:table-cell table:style-name="Profissionais.A2" office:value-type="string">
            <text:p text:style-name="Table_20_Contents">Fk: Tabela</text:p>
            <text:p text:style-name="Table_20_Contents"><text:span text:style-name="T66">T</text:span>cbo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54">Not null</text:p>
          </table:table-cell>
        </table:table-row>
        <table:table-row>
          <table:table-cell table:style-name="Profissionais.A2" office:value-type="string">
            <text:p text:style-name="Table_20_Contents">tconselho_id</text:p>
          </table:table-cell>
          <table:table-cell table:style-name="Profissionais.A2" office:value-type="string">
            <text:p text:style-name="Table_20_Contents">Integer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Conselho </text:p>
          </table:table-cell>
          <table:table-cell table:style-name="Profissionais.A2" office:value-type="string">
            <text:p text:style-name="Table_20_Contents">Fk: Tabela <text:soft-page-break/><text:span text:style-name="T66">T</text:span>conselho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85"/>
          </table:table-cell>
        </table:table-row>
        <table:table-row>
          <table:table-cell table:style-name="Profissionais.A2" office:value-type="string">
            <text:p text:style-name="P36">orgao_id</text:p>
          </table:table-cell>
          <table:table-cell table:style-name="Profissionais.A2" office:value-type="string">
            <text:p text:style-name="Table_20_Contents">Integer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Órgão a que pertence</text:p>
          </table:table-cell>
          <table:table-cell table:style-name="Profissionais.A2" office:value-type="string">
            <text:p text:style-name="Table_20_Contents">Fk: Tabela</text:p>
            <text:p text:style-name="P36">Orgaos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54">Not null </text:p>
          </table:table-cell>
        </table:table-row>
        <table:table-row>
          <table:table-cell table:style-name="Profissionais.A2" office:value-type="string">
            <text:p text:style-name="Table_20_Contents"><text:span text:style-name="T57">encrypted</text:span>_password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P45">Varying</text:p>
            <text:p text:style-name="P50">(mín. 6)</text:p>
          </table:table-cell>
          <table:table-cell table:style-name="Profissionais.A2" office:value-type="string">
            <text:p text:style-name="Table_20_Contents">Atributo interno, <text:span text:style-name="T61">profissional</text:span> não visualiza <text:span text:style-name="T59">(senha criptografada)</text:span>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50"/>
          </table:table-cell>
          <table:table-cell table:style-name="Profissionais.G2" office:value-type="string">
            <text:p text:style-name="P50">Not null, Greater than or equal 6</text:p>
          </table:table-cell>
        </table:table-row>
        <table:table-row>
          <table:table-cell table:style-name="Profissionais.A2" office:value-type="string">
            <text:p text:style-name="Table_20_Contents">nome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Varying</text:p>
            <text:p text:style-name="P68">(máx. 255)</text:p>
          </table:table-cell>
          <table:table-cell table:style-name="Profissionais.A2" office:value-type="string">
            <text:p text:style-name="Table_20_Contents">Nome do profissional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90">(Sem números ou caracteres especiais)</text:p>
          </table:table-cell>
          <table:table-cell table:style-name="Profissionais.G2" office:value-type="string">
            <text:p text:style-name="Table_20_Contents">Not null</text:p>
          </table:table-cell>
        </table:table-row>
        <table:table-row>
          <table:table-cell table:style-name="Profissionais.A2" office:value-type="string">
            <text:p text:style-name="Table_20_Contents">data_nasc<text:span text:style-name="T39">imento</text:span></text:p>
          </table:table-cell>
          <table:table-cell table:style-name="Profissionais.A2" office:value-type="string">
            <text:p text:style-name="Table_20_Contents">Date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Data nascimento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56"><text:span text:style-name="T86">2013</text:span><text:span text:style-name="T63">-</text:span><text:span text:style-name="T86">12</text:span><text:span text:style-name="T63">-</text:span><text:span text:style-name="T86">30</text:span></text:p>
          </table:table-cell>
          <table:table-cell table:style-name="Profissionais.G2" office:value-type="string">
            <text:p text:style-name="P52">Not null</text:p>
          </table:table-cell>
        </table:table-row>
        <table:table-row>
          <table:table-cell table:style-name="Profissionais.A2" office:value-type="string">
            <text:p text:style-name="Table_20_Contents">cpf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1<text:span text:style-name="T20">4</text:span></text:p>
          </table:table-cell>
          <table:table-cell table:style-name="Profissionais.A2" office:value-type="string">
            <text:p text:style-name="Table_20_Contents">Número de cadastro de pessoa física, será usado como login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999.999.999-99</text:p>
          </table:table-cell>
          <table:table-cell table:style-name="Profissionais.G2" office:value-type="string">
            <text:p text:style-name="Table_20_Contents">Validação CPF, Not null, <text:span text:style-name="T62">Unique</text:span></text:p>
          </table:table-cell>
        </table:table-row>
        <table:table-row>
          <table:table-cell table:style-name="Profissionais.A2" office:value-type="string">
            <text:p text:style-name="Table_20_Contents">rg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Varying</text:p>
            <text:p text:style-name="P56"><text:span text:style-name="T62">(máx. </text:span><text:span text:style-name="T63">15</text:span><text:span text:style-name="T62">)</text:span></text:p>
          </table:table-cell>
          <table:table-cell table:style-name="Profissionais.A2" office:value-type="string">
            <text:p text:style-name="Table_20_Contents">Número de RG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90">(Com pontos e traços) </text:p>
          </table:table-cell>
          <table:table-cell table:style-name="Profissionais.G2" office:value-type="string">
            <text:p text:style-name="Table_20_Contents">Not null</text:p>
          </table:table-cell>
        </table:table-row>
        <table:table-row>
          <table:table-cell table:style-name="Profissionais.A2" office:value-type="string">
            <text:p text:style-name="Table_20_Contents"><text:span text:style-name="T39">e</text:span>missao_<text:span text:style-name="T39">rg</text:span>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Varying</text:p>
            <text:p text:style-name="P69">(máx. 255)</text:p>
          </table:table-cell>
          <table:table-cell table:style-name="Profissionais.A2" office:value-type="string">
            <text:p text:style-name="Table_20_Contents">Órgão emissor do RG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90">Not null</text:p>
          </table:table-cell>
        </table:table-row>
        <table:table-row>
          <table:table-cell table:style-name="Profissionais.A2" office:value-type="string">
            <text:p text:style-name="Table_20_Contents">cep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P91">9</text:p>
          </table:table-cell>
          <table:table-cell table:style-name="Profissionais.A2" office:value-type="string">
            <text:p text:style-name="Table_20_Contents">CEP d<text:span text:style-name="T56">o </text:span><text:span text:style-name="T97">endereço</text:span>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31">99999-999</text:p>
          </table:table-cell>
          <table:table-cell table:style-name="Profissionais.G2" office:value-type="string">
            <text:p text:style-name="Table_20_Contents"/>
          </table:table-cell>
        </table:table-row>
        <table:table-row>
          <table:table-cell table:style-name="Profissionais.A2" office:value-type="string">
            <text:p text:style-name="Table_20_Contents">bairro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Varying</text:p>
            <text:p text:style-name="P70">(máx. 255)</text:p>
          </table:table-cell>
          <table:table-cell table:style-name="Profissionais.A2" office:value-type="string">
            <text:p text:style-name="P33">Bairro d<text:span text:style-name="T56">o </text:span><text:span text:style-name="T97">endereço</text:span>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Table_20_Contents"/>
          </table:table-cell>
        </table:table-row>
        <table:table-row>
          <table:table-cell table:style-name="Profissionais.A2" office:value-type="string">
            <text:p text:style-name="Table_20_Contents">endereco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Varying</text:p>
            <text:p text:style-name="P70">(máx. 255)</text:p>
          </table:table-cell>
          <table:table-cell table:style-name="Profissionais.A2" office:value-type="string">
            <text:p text:style-name="Table_20_Contents">Endereço residencial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Table_20_Contents"/>
          </table:table-cell>
        </table:table-row>
        <table:table-row>
          <table:table-cell table:style-name="Profissionais.A2" office:value-type="string">
            <text:p text:style-name="Table_20_Contents">numero_<text:span text:style-name="T40">endereco</text:span></text:p>
          </table:table-cell>
          <table:table-cell table:style-name="Profissionais.A2" office:value-type="string">
            <text:p text:style-name="Table_20_Contents">Integer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33">Número d<text:span text:style-name="T56">o </text:span><text:span text:style-name="T97">endereço</text:span>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74">Greater than 0</text:p>
          </table:table-cell>
        </table:table-row>
        <table:table-row>
          <table:table-cell table:style-name="Profissionais.A2" office:value-type="string">
            <text:p text:style-name="Table_20_Contents">complemento_<text:span text:style-name="T40">endereco</text:span>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Varying</text:p>
            <text:p text:style-name="P71">(máx. 255)</text:p>
          </table:table-cell>
          <table:table-cell table:style-name="Profissionais.A2" office:value-type="string">
            <text:p text:style-name="P33">Complemento d<text:span text:style-name="T56">o </text:span><text:span text:style-name="T97">endereço</text:span>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Table_20_Contents"/>
          </table:table-cell>
        </table:table-row>
        <table:table-row>
          <table:table-cell table:style-name="Profissionais.A2" office:value-type="string">
            <text:p text:style-name="Table_20_Contents">telefone1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13</text:p>
          </table:table-cell>
          <table:table-cell table:style-name="Profissionais.A2" office:value-type="string">
            <text:p text:style-name="Table_20_Contents">Telefone para contato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(99)9999-9999</text:p>
          </table:table-cell>
          <table:table-cell table:style-name="Profissionais.G2" office:value-type="string">
            <text:p text:style-name="Table_20_Contents"/>
          </table:table-cell>
        </table:table-row>
        <table:table-row>
          <table:table-cell table:style-name="Profissionais.A2" office:value-type="string">
            <text:p text:style-name="Table_20_Contents">telefone2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13</text:p>
          </table:table-cell>
          <table:table-cell table:style-name="Profissionais.A2" office:value-type="string">
            <text:p text:style-name="Table_20_Contents">Telefone para contato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>(99)9999-9999</text:p>
          </table:table-cell>
          <table:table-cell table:style-name="Profissionais.G2" office:value-type="string">
            <text:p text:style-name="Table_20_Contents"/>
          </table:table-cell>
        </table:table-row>
        <table:table-row>
          <table:table-cell table:style-name="Profissionais.A2" office:value-type="string">
            <text:p text:style-name="Table_20_Contents">email</text:p>
          </table:table-cell>
          <table:table-cell table:style-name="Profissionais.A2" office:value-type="string">
            <text:p text:style-name="Table_20_Contents">Character</text:p>
          </table:table-cell>
          <table:table-cell table:style-name="Profissionais.A2" office:value-type="string">
            <text:p text:style-name="Table_20_Contents">Varying</text:p>
            <text:p text:style-name="P71">(máx. 255)</text:p>
          </table:table-cell>
          <table:table-cell table:style-name="Profissionais.A2" office:value-type="string">
            <text:p text:style-name="Table_20_Contents">E-mail para contato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Table_20_Contents"/>
          </table:table-cell>
        </table:table-row>
        <table:table-row>
          <table:table-cell table:style-name="Profissionais.A2" office:value-type="string">
            <text:p text:style-name="P49">ativo</text:p>
          </table:table-cell>
          <table:table-cell table:style-name="Profissionais.A2" office:value-type="string">
            <text:p text:style-name="P49">Boolean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49">Situação do <text:span text:style-name="T64">profissional</text:span> (ativo ou inativo)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Table_20_Contents"/>
          </table:table-cell>
          <table:table-cell table:style-name="Profissionais.G2" office:value-type="string">
            <text:p text:style-name="P49">Not null,</text:p>
            <text:p text:style-name="P150"><text:span text:style-name="T130">Default true</text:span></text:p>
          </table:table-cell>
        </table:table-row>
        <table:table-row>
          <table:table-cell table:style-name="Profissionais.A2" office:value-type="string">
            <text:p text:style-name="P92">role</text:p>
          </table:table-cell>
          <table:table-cell table:style-name="Profissionais.A2" office:value-type="string">
            <text:p text:style-name="P92">Character </text:p>
          </table:table-cell>
          <table:table-cell table:style-name="Profissionais.A2" office:value-type="string">
            <text:p text:style-name="P92">Varying</text:p>
            <text:p text:style-name="P57"><text:span text:style-name="T62">(máx. </text:span><text:span text:style-name="T105">21</text:span><text:span text:style-name="T62">)</text:span></text:p>
          </table:table-cell>
          <table:table-cell table:style-name="Profissionais.A2" office:value-type="string">
            <text:p text:style-name="P92">Permissão do profissional no sistema</text:p>
          </table:table-cell>
          <table:table-cell table:style-name="Profissionais.A2" office:value-type="string">
            <text:p text:style-name="P93">Roles*</text:p>
          </table:table-cell>
          <table:table-cell table:style-name="Profissionais.A2" office:value-type="string">
            <text:p text:style-name="P92"/>
          </table:table-cell>
          <table:table-cell table:style-name="Profissionais.G2" office:value-type="string">
            <text:p text:style-name="P92">Not null</text:p>
            <text:p text:style-name="P92"/>
            <text:p text:style-name="P92"/>
          </table:table-cell>
        </table:table-row>
        <table:table-row>
          <table:table-cell table:style-name="Profissionais.A2" office:value-type="string">
            <text:p text:style-name="P92">matricula</text:p>
          </table:table-cell>
          <table:table-cell table:style-name="Profissionais.A2" office:value-type="string">
            <text:p text:style-name="P92">Character </text:p>
          </table:table-cell>
          <table:table-cell table:style-name="Profissionais.A2" office:value-type="string">
            <text:p text:style-name="P92">Varying</text:p>
            <text:p text:style-name="P72">(máx. 255)</text:p>
          </table:table-cell>
          <table:table-cell table:style-name="Profissionais.A2" office:value-type="string">
            <text:p text:style-name="P92">Matrícula do profissional</text:p>
          </table:table-cell>
          <table:table-cell table:style-name="Profissionais.A2" office:value-type="string">
            <text:p text:style-name="Table_20_Contents"/>
          </table:table-cell>
          <table:table-cell table:style-name="Profissionais.A2" office:value-type="string">
            <text:p text:style-name="P57"/>
          </table:table-cell>
          <table:table-cell table:style-name="Profissionais.G2" office:value-type="string">
            <text:p text:style-name="P92"/>
          </table:table-cell>
        </table:table-row>
      </table:table>
      <text:p text:style-name="P144">* <text:span text:style-name="T98">Roles ['tecnico','atendente','administrador','administradorsistema']</text:span></text:p>
      <text:p text:style-name="P145"/>
      <text:p text:style-name="P10"><text:soft-page-break/>3. Tabela de Escalas (<text:span text:style-name="T41">Escalas</text:span>):</text:p>
      <text:p text:style-name="Standard">Apenas o administrador do órgão tem acesso para criar/alterar, profissional pode ver sua própria escala, chaves estrangeiras para as tabelas: <text:span text:style-name="T41">Profissionais</text:span>, <text:span text:style-name="T41">Tipo_</text:span><text:span text:style-name="T65">a</text:span><text:span text:style-name="T41">tendimentos</text:span><text:span text:style-name="T12">, </text:span><text:span text:style-name="T41">Tipo_</text:span><text:span text:style-name="T65">aco</text:span><text:span text:style-name="T42">es</text:span> e <text:span text:style-name="T65">O</text:span><text:span text:style-name="T41">rg</text:span><text:span text:style-name="T65">a</text:span><text:span text:style-name="T41">os</text:span>; referenciado por: <text:span text:style-name="T41">Agendamentos</text:span>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20">Nome</text:p>
          </table:table-cell>
          <table:table-cell table:style-name="Tabela2.A1" office:value-type="string">
            <text:p text:style-name="P20">Tipo</text:p>
          </table:table-cell>
          <table:table-cell table:style-name="Tabela2.A1" office:value-type="string">
            <text:p text:style-name="P20">Tamanho</text:p>
          </table:table-cell>
          <table:table-cell table:style-name="Tabela2.A1" office:value-type="string">
            <text:p text:style-name="P20">Descrição</text:p>
          </table:table-cell>
          <table:table-cell table:style-name="Tabela2.A1" office:value-type="string">
            <text:p text:style-name="P20">Domínio</text:p>
          </table:table-cell>
          <table:table-cell table:style-name="Tabela2.A1" office:value-type="string">
            <text:p text:style-name="P20">Formato</text:p>
          </table:table-cell>
          <table:table-cell table:style-name="Tabela2.G1" office:value-type="string">
            <text:p text:style-name="P20">Restrições</text:p>
          </table:table-cell>
        </table:table-row>
        <table:table-row>
          <table:table-cell table:style-name="Tabela2.A2" office:value-type="string">
            <text:p text:style-name="Table_20_Contents">id</text:p>
          </table:table-cell>
          <table:table-cell table:style-name="Tabela2.A2" office:value-type="string">
            <text:p text:style-name="Table_20_Contents">Serial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Pk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>Not null,</text:p>
            <text:p text:style-name="P75">Greater than 0, Unique</text:p>
          </table:table-cell>
        </table:table-row>
        <table:table-row>
          <table:table-cell table:style-name="Tabela2.A2" office:value-type="string">
            <text:p text:style-name="Table_20_Contents">profissional<text:span text:style-name="T42">_executor</text:span>_id</text:p>
          </table:table-cell>
          <table:table-cell table:style-name="Tabela2.A2" office:value-type="string">
            <text:p text:style-name="Table_20_Contents">Intege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Profissional alocado para a escala, relação “<text:span text:style-name="T42">executor”</text:span></text:p>
          </table:table-cell>
          <table:table-cell table:style-name="Tabela2.A2" office:value-type="string">
            <text:p text:style-name="Table_20_Contents">Fk: Tabela</text:p>
            <text:p text:style-name="P37"><text:span text:style-name="T67">P</text:span>rofissionais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Table_20_Contents"><text:span text:style-name="T42">profissional</text:span>_responsavel_id</text:p>
          </table:table-cell>
          <table:table-cell table:style-name="Tabela2.A2" office:value-type="string">
            <text:p text:style-name="Table_20_Contents">Intege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Profissional que criou a escala, relação “<text:span text:style-name="T67">responsável</text:span>”</text:p>
          </table:table-cell>
          <table:table-cell table:style-name="Tabela2.A2" office:value-type="string">
            <text:p text:style-name="Table_20_Contents">Fk: Tabela</text:p>
            <text:p text:style-name="P37"><text:span text:style-name="T67">P</text:span>rofissionais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t<text:span text:style-name="T42">ipo_atendimento_</text:span>id</text:p>
          </table:table-cell>
          <table:table-cell table:style-name="Tabela2.A2" office:value-type="string">
            <text:p text:style-name="Table_20_Contents">Intege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Tipo de <text:span text:style-name="T18">atendimento</text:span> que será executado</text:p>
          </table:table-cell>
          <table:table-cell table:style-name="Tabela2.A2" office:value-type="string">
            <text:p text:style-name="Table_20_Contents">Fk: Tabela</text:p>
            <text:p text:style-name="Table_20_Contents"><text:span text:style-name="T68">T</text:span><text:span text:style-name="T42">ipo_atendimentos</text:span>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<text:span text:style-name="T42">orgao</text:span>_id</text:p>
          </table:table-cell>
          <table:table-cell table:style-name="Tabela2.A2" office:value-type="string">
            <text:p text:style-name="Table_20_Contents">Intege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Órgão onde será executada a escala</text:p>
          </table:table-cell>
          <table:table-cell table:style-name="Tabela2.A2" office:value-type="string">
            <text:p text:style-name="Table_20_Contents">Fk: Tabela</text:p>
            <text:p text:style-name="P37"><text:span text:style-name="T68">O</text:span>rgaos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<text:span text:style-name="T42">tipo_acao_</text:span>id</text:p>
          </table:table-cell>
          <table:table-cell table:style-name="Tabela2.A2" office:value-type="string">
            <text:p text:style-name="Table_20_Contents">Intege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Tipo de ação da escala</text:p>
          </table:table-cell>
          <table:table-cell table:style-name="Tabela2.A2" office:value-type="string">
            <text:p text:style-name="Table_20_Contents">Fk: Tabela</text:p>
            <text:p text:style-name="P37"><text:span text:style-name="T69">T</text:span>ipo_acoes</text:p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num<text:span text:style-name="T43">ero</text:span>_se<text:span text:style-name="T43">quencia</text:span></text:p>
          </table:table-cell>
          <table:table-cell table:style-name="Tabela2.A2" office:value-type="string">
            <text:p text:style-name="Table_20_Contents">Intege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Para manter o histórico <text:span text:style-name="T70">das alterações</text:span>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P111">Not null,</text:p>
            <text:p text:style-name="P118">Default 1</text:p>
          </table:table-cell>
        </table:table-row>
        <table:table-row>
          <table:table-cell table:style-name="Tabela2.A2" office:value-type="string">
            <text:p text:style-name="Table_20_Contents">data_execucao</text:p>
          </table:table-cell>
          <table:table-cell table:style-name="Tabela2.A2" office:value-type="string">
            <text:p text:style-name="Table_20_Contents">Date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Data da execução da escal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58"><text:span text:style-name="T87">2013</text:span><text:span text:style-name="T63">-</text:span><text:span text:style-name="T87">12</text:span><text:span text:style-name="T63">-</text:span><text:span text:style-name="T87">30</text:span></text:p>
          </table:table-cell>
          <table:table-cell table:style-name="Tabela2.G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horario_inicio_execucao</text:p>
          </table:table-cell>
          <table:table-cell table:style-name="Tabela2.A2" office:value-type="string">
            <text:p text:style-name="P27"><text:span text:style-name="T71">T</text:span>ime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Hor<text:span text:style-name="T78">ário</text:span> de inicio da execução da escal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58"><text:span text:style-name="T87">24</text:span><text:span text:style-name="T71">:</text:span><text:span text:style-name="T87">00</text:span><text:span text:style-name="T71">:</text:span><text:span text:style-name="T87">00</text:span></text:p>
          </table:table-cell>
          <table:table-cell table:style-name="Tabela2.G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horario_fim_execucao</text:p>
          </table:table-cell>
          <table:table-cell table:style-name="Tabela2.A2" office:value-type="string">
            <text:p text:style-name="P27"><text:span text:style-name="T71">T</text:span>ime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Hor<text:span text:style-name="T78">ário</text:span> de fim da execução da escal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58"><text:span text:style-name="T87">24</text:span><text:span text:style-name="T71">:</text:span><text:span text:style-name="T87">00</text:span><text:span text:style-name="T71">:</text:span><text:span text:style-name="T87">00</text:span></text:p>
          </table:table-cell>
          <table:table-cell table:style-name="Tabela2.G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<text:span text:style-name="T43">o</text:span>bservacoes</text:p>
          </table:table-cell>
          <table:table-cell table:style-name="Tabela2.A2" office:value-type="string">
            <text:p text:style-name="P59">Text</text:p>
            <text:p text:style-name="P94"/>
          </table:table-cell>
          <table:table-cell table:style-name="Tabela2.A2" office:value-type="string">
            <text:p text:style-name="Table_20_Contents">Varying</text:p>
            <text:p text:style-name="P60"><text:span text:style-name="T72">(máx. </text:span><text:span text:style-name="T74">500</text:span><text:span text:style-name="T72">)</text:span></text:p>
          </table:table-cell>
          <table:table-cell table:style-name="Tabela2.A2" office:value-type="string">
            <text:p text:style-name="Table_20_Contents">Texto livre para observações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num<text:span text:style-name="T43">ero</text:span>_atendimentos</text:p>
          </table:table-cell>
          <table:table-cell table:style-name="Tabela2.A2" office:value-type="string">
            <text:p text:style-name="Table_20_Contents">Integer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úmero máximo de atendimentos <text:span text:style-name="T99">(agendamentos)</text:span>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>Not Null,</text:p>
            <text:p text:style-name="P95">Greater than or equal 0</text:p>
          </table:table-cell>
        </table:table-row>
      </table:table>
      <text:p text:style-name="Standard"/>
      <text:p text:style-name="P10">4. Tabela de Tipos de <text:span text:style-name="T13">Atendimentos</text:span> (<text:span text:style-name="T44">Tipo</text:span><text:span text:style-name="T126">s</text:span><text:span text:style-name="T44">_atendimento</text:span><text:span text:style-name="T126">s</text:span>):</text:p>
      <text:p text:style-name="Standard">Apenas o administrador d<text:span text:style-name="T131">o sistema</text:span> tem acesso, chaves estrangeiras para as tabelas: <text:span text:style-name="T44">Profissionais</text:span>; referenciado por: <text:span text:style-name="T44">Escalas</text:span> e <text:span text:style-name="T44">Orgaos_tipo_atendimentos(join table)</text:span>.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20">Nome</text:p>
          </table:table-cell>
          <table:table-cell table:style-name="Tabela3.A1" office:value-type="string">
            <text:p text:style-name="P20">Tipo</text:p>
          </table:table-cell>
          <table:table-cell table:style-name="Tabela3.A1" office:value-type="string">
            <text:p text:style-name="P20">Tamanho</text:p>
          </table:table-cell>
          <table:table-cell table:style-name="Tabela3.A1" office:value-type="string">
            <text:p text:style-name="P20">Descrição</text:p>
          </table:table-cell>
          <table:table-cell table:style-name="Tabela3.A1" office:value-type="string">
            <text:p text:style-name="P20">Domínio</text:p>
          </table:table-cell>
          <table:table-cell table:style-name="Tabela3.A1" office:value-type="string">
            <text:p text:style-name="P20">Formato</text:p>
          </table:table-cell>
          <table:table-cell table:style-name="Tabela3.G1" office:value-type="string">
            <text:p text:style-name="P20">Restrições</text:p>
          </table:table-cell>
        </table:table-row>
        <table:table-row>
          <table:table-cell table:style-name="Tabela3.A2" office:value-type="string">
            <text:p text:style-name="Table_20_Contents">id</text:p>
          </table:table-cell>
          <table:table-cell table:style-name="Tabela3.A2" office:value-type="string">
            <text:p text:style-name="Table_20_Contents">Serial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>Pk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G2" office:value-type="string">
            <text:p text:style-name="Table_20_Contents">Not null,</text:p>
            <text:p text:style-name="P76">Greater than 0, Unique</text:p>
          </table:table-cell>
        </table:table-row>
        <table:table-row>
          <table:table-cell table:style-name="Tabela3.A2" office:value-type="string">
            <text:p text:style-name="Table_20_Contents">descricao</text:p>
          </table:table-cell>
          <table:table-cell table:style-name="Tabela3.A2" office:value-type="string">
            <text:p text:style-name="Table_20_Contents">Character</text:p>
          </table:table-cell>
          <table:table-cell table:style-name="Tabela3.A2" office:value-type="string">
            <text:p text:style-name="Table_20_Contents">Varying</text:p>
            <text:p text:style-name="P96"><text:soft-page-break/>(máx. 255)</text:p>
          </table:table-cell>
          <table:table-cell table:style-name="Tabela3.A2" office:value-type="string">
            <text:p text:style-name="Table_20_Contents">Descrição do tipo <text:span text:style-name="T16">de atendimento</text:span>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G2" office:value-type="string">
            <text:p text:style-name="Table_20_Contents">Not null</text:p>
          </table:table-cell>
        </table:table-row>
        <table:table-row>
          <table:table-cell table:style-name="Tabela3.A2" office:value-type="string">
            <text:p text:style-name="P49">ativo</text:p>
          </table:table-cell>
          <table:table-cell table:style-name="Tabela3.A2" office:value-type="string">
            <text:p text:style-name="P49">Boolean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49">Situação do <text:span text:style-name="T73">tipo de atendimento</text:span> (ativo ou inativo)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G2" office:value-type="string">
            <text:p text:style-name="P49">Not null, <text:span text:style-name="T132">Default true</text:span></text:p>
          </table:table-cell>
        </table:table-row>
      </table:table>
      <text:p text:style-name="Standard"/>
      <text:p text:style-name="P10">5. Tabela de Agendamentos (<text:span text:style-name="T44">Agendamentos</text:span>):</text:p>
      <text:p text:style-name="Standard">Gerado automaticamente quando uma escala é criada/alterada, chaves estrangeiras para as tabelas: <text:span text:style-name="T44">Escalas,</text:span> <text:span text:style-name="T44">Cidad</text:span><text:span text:style-name="T75">a</text:span><text:span text:style-name="T44">os</text:span>, <text:span text:style-name="T75">O</text:span><text:span text:style-name="T44">rg</text:span><text:span text:style-name="T75">a</text:span><text:span text:style-name="T44">os </text:span><text:span text:style-name="T100">e</text:span> <text:span text:style-name="T44">Tipo_</text:span><text:span text:style-name="T75">s</text:span><text:span text:style-name="T44">itua</text:span><text:span text:style-name="T75">co</text:span><text:span text:style-name="T44">es</text:span>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20">Nome</text:p>
          </table:table-cell>
          <table:table-cell table:style-name="Tabela4.A1" office:value-type="string">
            <text:p text:style-name="P20">Tipo</text:p>
          </table:table-cell>
          <table:table-cell table:style-name="Tabela4.A1" office:value-type="string">
            <text:p text:style-name="P20">Tamanho</text:p>
          </table:table-cell>
          <table:table-cell table:style-name="Tabela4.A1" office:value-type="string">
            <text:p text:style-name="P20">Descrição</text:p>
          </table:table-cell>
          <table:table-cell table:style-name="Tabela4.A1" office:value-type="string">
            <text:p text:style-name="P20">Domínio</text:p>
          </table:table-cell>
          <table:table-cell table:style-name="Tabela4.A1" office:value-type="string">
            <text:p text:style-name="P20">Formato</text:p>
          </table:table-cell>
          <table:table-cell table:style-name="Tabela4.G1" office:value-type="string">
            <text:p text:style-name="P20">Restrições</text:p>
          </table:table-cell>
        </table:table-row>
        <table:table-row>
          <table:table-cell table:style-name="Tabela4.A2" office:value-type="string">
            <text:p text:style-name="Table_20_Contents">id</text:p>
          </table:table-cell>
          <table:table-cell table:style-name="Tabela4.A2" office:value-type="string">
            <text:p text:style-name="Table_20_Contents">Serial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>Pk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G2" office:value-type="string">
            <text:p text:style-name="Table_20_Contents">Not null,</text:p>
            <text:p text:style-name="P77">Greater than 0, Unique</text:p>
          </table:table-cell>
        </table:table-row>
        <table:table-row>
          <table:table-cell table:style-name="Tabela4.A2" office:value-type="string">
            <text:p text:style-name="Table_20_Contents"><text:span text:style-name="T45">escala</text:span>_id</text:p>
          </table:table-cell>
          <table:table-cell table:style-name="Tabela4.A2" office:value-type="string">
            <text:p text:style-name="Table_20_Contents">Integer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>Escala agendada</text:p>
          </table:table-cell>
          <table:table-cell table:style-name="Tabela4.A2" office:value-type="string">
            <text:p text:style-name="Table_20_Contents">Fk: Tabela</text:p>
            <text:p text:style-name="P38"><text:span text:style-name="T76">E</text:span>scalas</text:p>
          </table:table-cell>
          <table:table-cell table:style-name="Tabela4.A2" office:value-type="string">
            <text:p text:style-name="Table_20_Contents"/>
          </table:table-cell>
          <table:table-cell table:style-name="Tabela4.G2" office:value-type="string">
            <text:p text:style-name="Table_20_Contents">Not null</text:p>
          </table:table-cell>
        </table:table-row>
        <table:table-row>
          <table:table-cell table:style-name="Tabela4.A2" office:value-type="string">
            <text:p text:style-name="Table_20_Contents"><text:span text:style-name="T45">cidadao</text:span>_id</text:p>
          </table:table-cell>
          <table:table-cell table:style-name="Tabela4.A2" office:value-type="string">
            <text:p text:style-name="Table_20_Contents">Integer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><text:span text:style-name="T14">C</text:span>idadão que agendou</text:p>
          </table:table-cell>
          <table:table-cell table:style-name="Tabela4.A2" office:value-type="string">
            <text:p text:style-name="Table_20_Contents">Fk: Tabela</text:p>
            <text:p text:style-name="P38"><text:span text:style-name="T76">C</text:span>idadaos</text:p>
          </table:table-cell>
          <table:table-cell table:style-name="Tabela4.A2" office:value-type="string">
            <text:p text:style-name="Table_20_Contents"/>
          </table:table-cell>
          <table:table-cell table:style-name="Tabela4.G2" office:value-type="string">
            <text:p text:style-name="P78"/>
          </table:table-cell>
        </table:table-row>
        <table:table-row>
          <table:table-cell table:style-name="Tabela4.A2" office:value-type="string">
            <text:p text:style-name="Table_20_Contents"><text:span text:style-name="T45">orgao</text:span>_id</text:p>
          </table:table-cell>
          <table:table-cell table:style-name="Tabela4.A2" office:value-type="string">
            <text:p text:style-name="Table_20_Contents">Integer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>Órgão onde será executado o <text:span text:style-name="T76">atendimento</text:span></text:p>
          </table:table-cell>
          <table:table-cell table:style-name="Tabela4.A2" office:value-type="string">
            <text:p text:style-name="Table_20_Contents">Fk: Tabela</text:p>
            <text:p text:style-name="P38"><text:span text:style-name="T76">O</text:span>rgaos</text:p>
          </table:table-cell>
          <table:table-cell table:style-name="Tabela4.A2" office:value-type="string">
            <text:p text:style-name="Table_20_Contents"/>
          </table:table-cell>
          <table:table-cell table:style-name="Tabela4.G2" office:value-type="string">
            <text:p text:style-name="Table_20_Contents">Not null</text:p>
          </table:table-cell>
        </table:table-row>
        <table:table-row>
          <table:table-cell table:style-name="Tabela4.A2" office:value-type="string">
            <text:p text:style-name="Table_20_Contents">t<text:span text:style-name="T45">ipo_situacao</text:span>_id</text:p>
          </table:table-cell>
          <table:table-cell table:style-name="Tabela4.A2" office:value-type="string">
            <text:p text:style-name="Table_20_Contents">Integer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>Situação do agendamento</text:p>
          </table:table-cell>
          <table:table-cell table:style-name="Tabela4.A2" office:value-type="string">
            <text:p text:style-name="Table_20_Contents">Fk: Tabela</text:p>
            <text:p text:style-name="Table_20_Contents"><text:span text:style-name="T76">T</text:span><text:span text:style-name="T45">ipo_situacoes</text:span></text:p>
          </table:table-cell>
          <table:table-cell table:style-name="Tabela4.A2" office:value-type="string">
            <text:p text:style-name="Table_20_Contents"/>
          </table:table-cell>
          <table:table-cell table:style-name="Tabela4.G2" office:value-type="string">
            <text:p text:style-name="Table_20_Contents">Not null</text:p>
          </table:table-cell>
        </table:table-row>
        <table:table-row>
          <table:table-cell table:style-name="Tabela4.A2" office:value-type="string">
            <text:p text:style-name="Table_20_Contents">horario_inicio_consulta</text:p>
          </table:table-cell>
          <table:table-cell table:style-name="Tabela4.A2" office:value-type="string">
            <text:p text:style-name="P28"><text:span text:style-name="T77">T</text:span>ime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>Hor<text:span text:style-name="T78">ário</text:span> do in<text:span text:style-name="T79">í</text:span>cio da consulta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P61"><text:span text:style-name="T88">24</text:span><text:span text:style-name="T71">:</text:span><text:span text:style-name="T88">00</text:span><text:span text:style-name="T71">:</text:span><text:span text:style-name="T88">00</text:span></text:p>
          </table:table-cell>
          <table:table-cell table:style-name="Tabela4.G2" office:value-type="string">
            <text:p text:style-name="Table_20_Contents">Not null</text:p>
          </table:table-cell>
        </table:table-row>
        <table:table-row>
          <table:table-cell table:style-name="Tabela4.A2" office:value-type="string">
            <text:p text:style-name="Table_20_Contents">horario_fim_consulta</text:p>
          </table:table-cell>
          <table:table-cell table:style-name="Tabela4.A2" office:value-type="string">
            <text:p text:style-name="P26"><text:span text:style-name="T77">T</text:span><text:span text:style-name="T19">ime</text:span>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>Hor<text:span text:style-name="T78">ário</text:span> do fim da consulta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P61"><text:span text:style-name="T88">24</text:span><text:span text:style-name="T71">:</text:span><text:span text:style-name="T88">00</text:span><text:span text:style-name="T71">:</text:span><text:span text:style-name="T88">00</text:span></text:p>
          </table:table-cell>
          <table:table-cell table:style-name="Tabela4.G2" office:value-type="string">
            <text:p text:style-name="Table_20_Contents">Not null</text:p>
          </table:table-cell>
        </table:table-row>
        <table:table-row>
          <table:table-cell table:style-name="Tabela4.A2" office:value-type="string">
            <text:p text:style-name="P97">observacoes</text:p>
          </table:table-cell>
          <table:table-cell table:style-name="Tabela4.A2" office:value-type="string">
            <text:p text:style-name="P119">Text</text:p>
          </table:table-cell>
          <table:table-cell table:style-name="Tabela4.A2" office:value-type="string">
            <text:p text:style-name="P97">Varying</text:p>
            <text:p text:style-name="P97">(máx. <text:span text:style-name="T101">500</text:span>)</text:p>
          </table:table-cell>
          <table:table-cell table:style-name="Tabela4.A2" office:value-type="string">
            <text:p text:style-name="P97">Observações sobre o agendamento, inserido pelo cidadão que agendou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P61"/>
          </table:table-cell>
          <table:table-cell table:style-name="Tabela4.G2" office:value-type="string">
            <text:p text:style-name="Table_20_Contents"/>
          </table:table-cell>
        </table:table-row>
      </table:table>
      <text:p text:style-name="Standard"/>
      <text:p text:style-name="P10">6. Tabela de Bloqueios (<text:span text:style-name="T46">Bloqueios</text:span>):</text:p>
      <text:p text:style-name="Standard">Lista de castigo, <text:span text:style-name="T10">cidadãos</text:span> bloqueados no sistema, quando um <text:span text:style-name="T10">cidadão</text:span> faz um agendamento e não comparece é adicionado a lista, assim o <text:span text:style-name="T10">cidadão</text:span> não pode fazer um spam de agendamentos, só sai da lista após a data expirar, ninguém tem acesso direto, chave estrangeira para a tabela: <text:span text:style-name="T46">Cidad</text:span><text:span text:style-name="T80">a</text:span><text:span text:style-name="T46">os</text:span>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20">Nome</text:p>
          </table:table-cell>
          <table:table-cell table:style-name="Tabela6.A1" office:value-type="string">
            <text:p text:style-name="P20">Tipo</text:p>
          </table:table-cell>
          <table:table-cell table:style-name="Tabela6.A1" office:value-type="string">
            <text:p text:style-name="P20">Tamanho</text:p>
          </table:table-cell>
          <table:table-cell table:style-name="Tabela6.A1" office:value-type="string">
            <text:p text:style-name="P20">Descrição</text:p>
          </table:table-cell>
          <table:table-cell table:style-name="Tabela6.A1" office:value-type="string">
            <text:p text:style-name="P20">Domínio</text:p>
          </table:table-cell>
          <table:table-cell table:style-name="Tabela6.A1" office:value-type="string">
            <text:p text:style-name="P20">Formato</text:p>
          </table:table-cell>
          <table:table-cell table:style-name="Tabela6.G1" office:value-type="string">
            <text:p text:style-name="P20">Restrições</text:p>
          </table:table-cell>
        </table:table-row>
        <table:table-row>
          <table:table-cell table:style-name="Tabela6.A2" office:value-type="string">
            <text:p text:style-name="Table_20_Contents">id</text:p>
          </table:table-cell>
          <table:table-cell table:style-name="Tabela6.A2" office:value-type="string">
            <text:p text:style-name="Table_20_Contents">Serial</text:p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Pk</text:p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G2" office:value-type="string">
            <text:p text:style-name="Table_20_Contents">Not null,</text:p>
            <text:p text:style-name="P79">Greater than 0, Unique</text:p>
          </table:table-cell>
        </table:table-row>
        <table:table-row>
          <table:table-cell table:style-name="Tabela6.A2" office:value-type="string">
            <text:p text:style-name="Table_20_Contents"><text:span text:style-name="T47">cidadao</text:span>_id</text:p>
          </table:table-cell>
          <table:table-cell table:style-name="Tabela6.A2" office:value-type="string">
            <text:p text:style-name="Table_20_Contents">Integer</text:p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<text:span text:style-name="T10">Cidadão</text:span> bloqueado</text:p>
          </table:table-cell>
          <table:table-cell table:style-name="Tabela6.A2" office:value-type="string">
            <text:p text:style-name="Table_20_Contents">Fk: Tabela</text:p>
            <text:p text:style-name="P39"><text:span text:style-name="T82">C</text:span>idadaos</text:p>
          </table:table-cell>
          <table:table-cell table:style-name="Tabela6.A2" office:value-type="string">
            <text:p text:style-name="Table_20_Contents"/>
          </table:table-cell>
          <table:table-cell table:style-name="Tabela6.G2" office:value-type="string">
            <text:p text:style-name="P62">Not null</text:p>
          </table:table-cell>
        </table:table-row>
        <table:table-row>
          <table:table-cell table:style-name="Tabela6.A2" office:value-type="string">
            <text:p text:style-name="Table_20_Contents">data_entrada</text:p>
          </table:table-cell>
          <table:table-cell table:style-name="Tabela6.A2" office:value-type="string">
            <text:p text:style-name="Table_20_Contents">Date</text:p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Data em que o <text:span text:style-name="T10">cidadão</text:span> foi bloqueado</text:p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P62"><text:span text:style-name="T89">2013</text:span><text:span text:style-name="T63">-</text:span><text:span text:style-name="T89">12</text:span><text:span text:style-name="T63">-</text:span><text:span text:style-name="T89">30</text:span></text:p>
          </table:table-cell>
          <table:table-cell table:style-name="Tabela6.G2" office:value-type="string">
            <text:p text:style-name="Table_20_Contents">Not null</text:p>
          </table:table-cell>
        </table:table-row>
        <table:table-row>
          <table:table-cell table:style-name="Tabela6.A2" office:value-type="string">
            <text:p text:style-name="Table_20_Contents">data_expira</text:p>
          </table:table-cell>
          <table:table-cell table:style-name="Tabela6.A2" office:value-type="string">
            <text:p text:style-name="Table_20_Contents">Date</text:p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Data em que o <text:span text:style-name="T10">cidadão</text:span> pode ser removido da lista</text:p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P62"><text:span text:style-name="T89">2013</text:span><text:span text:style-name="T63">-</text:span><text:span text:style-name="T89">12</text:span><text:span text:style-name="T63">-</text:span><text:span text:style-name="T89">30</text:span></text:p>
          </table:table-cell>
          <table:table-cell table:style-name="Tabela6.G2" office:value-type="string">
            <text:p text:style-name="Table_20_Contents">Not null</text:p>
          </table:table-cell>
        </table:table-row>
      </table:table>
      <text:p text:style-name="P10"><text:soft-page-break/></text:p>
      <text:p text:style-name="P10">7. Tabela de <text:span text:style-name="T10">Cidadãos</text:span> (<text:span text:style-name="T48">Cidadaos</text:span>):</text:p>
      <text:p text:style-name="Standard"><text:span text:style-name="T10">Cidadãos</text:span> do sistema; referenciado por: <text:span text:style-name="T48">Bloqueios e Agendamentos</text:span><text:span text:style-name="T21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20">Nome</text:p>
          </table:table-cell>
          <table:table-cell table:style-name="Tabela5.A1" office:value-type="string">
            <text:p text:style-name="P20">Tipo</text:p>
          </table:table-cell>
          <table:table-cell table:style-name="Tabela5.A1" office:value-type="string">
            <text:p text:style-name="P20">Tamanho</text:p>
          </table:table-cell>
          <table:table-cell table:style-name="Tabela5.A1" office:value-type="string">
            <text:p text:style-name="P20">Descrição</text:p>
          </table:table-cell>
          <table:table-cell table:style-name="Tabela5.A1" office:value-type="string">
            <text:p text:style-name="P20">Domínio</text:p>
          </table:table-cell>
          <table:table-cell table:style-name="Tabela5.A1" office:value-type="string">
            <text:p text:style-name="P20">Formato</text:p>
          </table:table-cell>
          <table:table-cell table:style-name="Tabela5.G1" office:value-type="string">
            <text:p text:style-name="P20">Restrições</text:p>
          </table:table-cell>
        </table:table-row>
        <table:table-row>
          <table:table-cell table:style-name="Tabela5.A2" office:value-type="string">
            <text:p text:style-name="Table_20_Contents">id</text:p>
          </table:table-cell>
          <table:table-cell table:style-name="Tabela5.A2" office:value-type="string">
            <text:p text:style-name="Table_20_Contents">Serial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>Pk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G2" office:value-type="string">
            <text:p text:style-name="Table_20_Contents">Not null,</text:p>
            <text:p text:style-name="P80">Greater than 0, Unique</text:p>
          </table:table-cell>
        </table:table-row>
        <table:table-row>
          <table:table-cell table:style-name="Tabela5.A2" office:value-type="string">
            <text:p text:style-name="Table_20_Contents"><text:span text:style-name="T58">encrypted</text:span>_password</text:p>
          </table:table-cell>
          <table:table-cell table:style-name="Tabela5.A2" office:value-type="string">
            <text:p text:style-name="Table_20_Contents">Character</text:p>
          </table:table-cell>
          <table:table-cell table:style-name="Tabela5.A2" office:value-type="string">
            <text:p text:style-name="Table_20_Contents">Varying</text:p>
            <text:p text:style-name="P98">(mín. 6)</text:p>
          </table:table-cell>
          <table:table-cell table:style-name="Tabela5.A2" office:value-type="string">
            <text:p text:style-name="P63"><text:span text:style-name="T59">Atributo interno, </text:span><text:span text:style-name="T10">cidadão</text:span><text:span text:style-name="T59"> não visualiza (senha criptografada)</text:span>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G2" office:value-type="string">
            <text:p text:style-name="P51">Not null, Greater than or equal 6</text:p>
          </table:table-cell>
        </table:table-row>
        <table:table-row>
          <table:table-cell table:style-name="Tabela5.A2" office:value-type="string">
            <text:p text:style-name="Table_20_Contents">nome</text:p>
          </table:table-cell>
          <table:table-cell table:style-name="Tabela5.A2" office:value-type="string">
            <text:p text:style-name="Table_20_Contents">Character</text:p>
          </table:table-cell>
          <table:table-cell table:style-name="Tabela5.A2" office:value-type="string">
            <text:p text:style-name="Table_20_Contents">Varying</text:p>
            <text:p text:style-name="P99">(máx. 255)</text:p>
          </table:table-cell>
          <table:table-cell table:style-name="Tabela5.A2" office:value-type="string">
            <text:p text:style-name="Table_20_Contents">Nome do <text:span text:style-name="T10">cidadão</text:span>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P99">(Sem números ou caracteres especiais)</text:p>
          </table:table-cell>
          <table:table-cell table:style-name="Tabela5.G2" office:value-type="string">
            <text:p text:style-name="Table_20_Contents">Not null</text:p>
          </table:table-cell>
        </table:table-row>
        <table:table-row>
          <table:table-cell table:style-name="Tabela5.A2" office:value-type="string">
            <text:p text:style-name="Table_20_Contents">cpf</text:p>
          </table:table-cell>
          <table:table-cell table:style-name="Tabela5.A2" office:value-type="string">
            <text:p text:style-name="Table_20_Contents">Character</text:p>
          </table:table-cell>
          <table:table-cell table:style-name="Tabela5.A2" office:value-type="string">
            <text:p text:style-name="P100">14</text:p>
          </table:table-cell>
          <table:table-cell table:style-name="Tabela5.A2" office:value-type="string">
            <text:p text:style-name="Table_20_Contents">Número de cadastro de pessoa física, será usado como login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>999.999.999-99</text:p>
          </table:table-cell>
          <table:table-cell table:style-name="Tabela5.G2" office:value-type="string">
            <text:p text:style-name="Table_20_Contents">Validação CPF, Not null, <text:span text:style-name="T81">Unique</text:span></text:p>
          </table:table-cell>
        </table:table-row>
        <table:table-row>
          <table:table-cell table:style-name="Tabela5.A2" office:value-type="string">
            <text:p text:style-name="Table_20_Contents">rg</text:p>
          </table:table-cell>
          <table:table-cell table:style-name="Tabela5.A2" office:value-type="string">
            <text:p text:style-name="Table_20_Contents">Character</text:p>
          </table:table-cell>
          <table:table-cell table:style-name="Tabela5.A2" office:value-type="string">
            <text:p text:style-name="Table_20_Contents">Varying</text:p>
            <text:p text:style-name="P101">(máx. 15)</text:p>
          </table:table-cell>
          <table:table-cell table:style-name="Tabela5.A2" office:value-type="string">
            <text:p text:style-name="Table_20_Contents">Número de RG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P101">(Com pontos e traços)</text:p>
          </table:table-cell>
          <table:table-cell table:style-name="Tabela5.G2" office:value-type="string">
            <text:p text:style-name="Table_20_Contents">Not null</text:p>
          </table:table-cell>
        </table:table-row>
        <table:table-row>
          <table:table-cell table:style-name="Tabela5.A2" office:value-type="string">
            <text:p text:style-name="Table_20_Contents">telefone1</text:p>
          </table:table-cell>
          <table:table-cell table:style-name="Tabela5.A2" office:value-type="string">
            <text:p text:style-name="Table_20_Contents">Character</text:p>
          </table:table-cell>
          <table:table-cell table:style-name="Tabela5.A2" office:value-type="string">
            <text:p text:style-name="Table_20_Contents">13</text:p>
          </table:table-cell>
          <table:table-cell table:style-name="Tabela5.A2" office:value-type="string">
            <text:p text:style-name="Table_20_Contents">Telefone para contato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>(99)9999-9999</text:p>
          </table:table-cell>
          <table:table-cell table:style-name="Tabela5.G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email</text:p>
          </table:table-cell>
          <table:table-cell table:style-name="Tabela5.A2" office:value-type="string">
            <text:p text:style-name="Table_20_Contents">Character</text:p>
          </table:table-cell>
          <table:table-cell table:style-name="Tabela5.A2" office:value-type="string">
            <text:p text:style-name="Table_20_Contents">Varying</text:p>
            <text:p text:style-name="P102">(máx. 255)</text:p>
          </table:table-cell>
          <table:table-cell table:style-name="Tabela5.A2" office:value-type="string">
            <text:p text:style-name="Table_20_Contents">E-mail para contato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G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cartao_sus</text:p>
          </table:table-cell>
          <table:table-cell table:style-name="Tabela5.A2" office:value-type="string">
            <text:p text:style-name="Table_20_Contents">Character</text:p>
          </table:table-cell>
          <table:table-cell table:style-name="Tabela5.A2" office:value-type="string">
            <text:p text:style-name="Table_20_Contents">Varying</text:p>
            <text:p text:style-name="P102">(máx. 255)</text:p>
          </table:table-cell>
          <table:table-cell table:style-name="Tabela5.A2" office:value-type="string">
            <text:p text:style-name="Table_20_Contents">Cartão SUS do <text:span text:style-name="T10">cidadão</text:span>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G2" office:value-type="string">
            <text:p text:style-name="Table_20_Contents"/>
          </table:table-cell>
        </table:table-row>
      </table:table>
      <text:p text:style-name="P10"/>
      <text:p text:style-name="P12">8. Tabela de Prefeituras (<text:span text:style-name="T49">Prefeituras</text:span>):</text:p>
      <text:p text:style-name="P18"><text:span text:style-name="T30">P</text:span>refeitura, apenas o administrador d<text:span text:style-name="T104">o sistema</text:span> tem acesso<text:span text:style-name="T83">(possui apenas um registro)</text:span>, chaves estrangeiras para as tabelas: Tufibge <text:span text:style-name="T102">e </text:span>Tmibge; referenciado por: <text:span text:style-name="T102">O</text:span><text:span text:style-name="T49">rg</text:span><text:span text:style-name="T102">a</text:span><text:span text:style-name="T49">os</text:span>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>
          <table:table-cell table:style-name="Tabela12.A1" office:value-type="string">
            <text:p text:style-name="P21">Nome</text:p>
          </table:table-cell>
          <table:table-cell table:style-name="Tabela12.A1" office:value-type="string">
            <text:p text:style-name="P21">Tipo</text:p>
          </table:table-cell>
          <table:table-cell table:style-name="Tabela12.A1" office:value-type="string">
            <text:p text:style-name="P21">Tamanho</text:p>
          </table:table-cell>
          <table:table-cell table:style-name="Tabela12.A1" office:value-type="string">
            <text:p text:style-name="P21">Descrição</text:p>
          </table:table-cell>
          <table:table-cell table:style-name="Tabela12.A1" office:value-type="string">
            <text:p text:style-name="P21">Domínio</text:p>
          </table:table-cell>
          <table:table-cell table:style-name="Tabela12.A1" office:value-type="string">
            <text:p text:style-name="P21">Formato</text:p>
          </table:table-cell>
          <table:table-cell table:style-name="Tabela12.G1" office:value-type="string">
            <text:p text:style-name="P21">Restrições</text:p>
          </table:table-cell>
        </table:table-row>
        <table:table-row>
          <table:table-cell table:style-name="Tabela12.A2" office:value-type="string">
            <text:p text:style-name="P29">id</text:p>
          </table:table-cell>
          <table:table-cell table:style-name="Tabela12.A2" office:value-type="string">
            <text:p text:style-name="P29">Serial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>Pk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29">Not null,</text:p>
            <text:p text:style-name="P81">Greater than 0, Unique</text:p>
          </table:table-cell>
        </table:table-row>
        <table:table-row>
          <table:table-cell table:style-name="Tabela12.A2" office:value-type="string">
            <text:p text:style-name="P29">tufibge_id</text:p>
          </table:table-cell>
          <table:table-cell table:style-name="Tabela12.A2" office:value-type="string">
            <text:p text:style-name="P29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34">Estado d<text:span text:style-name="T56">o </text:span><text:span text:style-name="T105">endereço</text:span></text:p>
          </table:table-cell>
          <table:table-cell table:style-name="Tabela12.A2" office:value-type="string">
            <text:p text:style-name="P29">Fk: Tabela <text:span text:style-name="T84">T</text:span>ufibge</text:p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82"/>
          </table:table-cell>
        </table:table-row>
        <table:table-row>
          <table:table-cell table:style-name="Tabela12.A2" office:value-type="string">
            <text:p text:style-name="P29">tmibge_id</text:p>
          </table:table-cell>
          <table:table-cell table:style-name="Tabela12.A2" office:value-type="string">
            <text:p text:style-name="P29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34">Cidade d<text:span text:style-name="T56">o </text:span><text:span text:style-name="T105">endereço</text:span></text:p>
          </table:table-cell>
          <table:table-cell table:style-name="Tabela12.A2" office:value-type="string">
            <text:p text:style-name="P29">Fk: Tabela</text:p>
            <text:p text:style-name="P29"><text:span text:style-name="T84">T</text:span>mibge</text:p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82"/>
          </table:table-cell>
        </table:table-row>
        <table:table-row>
          <table:table-cell table:style-name="Tabela12.A2" office:value-type="string">
            <text:p text:style-name="P29">nome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Varying</text:p>
            <text:p text:style-name="P103">(máx. 255)</text:p>
          </table:table-cell>
          <table:table-cell table:style-name="Tabela12.A2" office:value-type="string">
            <text:p text:style-name="P29">Nome d<text:span text:style-name="T30">a prefeitura</text:span>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29">Not null</text:p>
          </table:table-cell>
        </table:table-row>
        <table:table-row>
          <table:table-cell table:style-name="Tabela12.A2" office:value-type="string">
            <text:p text:style-name="P29">cep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103">9</text:p>
          </table:table-cell>
          <table:table-cell table:style-name="Tabela12.A2" office:value-type="string">
            <text:p text:style-name="P34">CEP d<text:span text:style-name="T56">o </text:span><text:span text:style-name="T105">endereço</text:span>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31">99999-999</text:p>
          </table:table-cell>
          <table:table-cell table:style-name="Tabela12.G2" office:value-type="string">
            <text:p text:style-name="P64">Not null</text:p>
          </table:table-cell>
        </table:table-row>
        <table:table-row>
          <table:table-cell table:style-name="Tabela12.A2" office:value-type="string">
            <text:p text:style-name="P29">bairro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Varying</text:p>
            <text:p text:style-name="P103">(máx. 255)</text:p>
          </table:table-cell>
          <table:table-cell table:style-name="Tabela12.A2" office:value-type="string">
            <text:p text:style-name="P34">Bairro d<text:span text:style-name="T56">o </text:span><text:span text:style-name="T105">endereço</text:span>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64">Not null</text:p>
          </table:table-cell>
        </table:table-row>
        <text:soft-page-break/>
        <table:table-row>
          <table:table-cell table:style-name="Tabela12.A2" office:value-type="string">
            <text:p text:style-name="P29">endereco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Varying</text:p>
            <text:p text:style-name="P103">(máx. 255)</text:p>
          </table:table-cell>
          <table:table-cell table:style-name="Tabela12.A2" office:value-type="string">
            <text:p text:style-name="P29">Endereço d<text:span text:style-name="T30">a prefeitura</text:span>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64">Not null</text:p>
          </table:table-cell>
        </table:table-row>
        <table:table-row>
          <table:table-cell table:style-name="Tabela12.A2" office:value-type="string">
            <text:p text:style-name="P29">numero_<text:span text:style-name="T50">endereco</text:span></text:p>
          </table:table-cell>
          <table:table-cell table:style-name="Tabela12.A2" office:value-type="string">
            <text:p text:style-name="P29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34">Número d<text:span text:style-name="T56">o </text:span><text:span text:style-name="T105">endereço</text:span>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64">Not null,</text:p>
            <text:p text:style-name="P83">Greater than 0</text:p>
          </table:table-cell>
        </table:table-row>
        <table:table-row>
          <table:table-cell table:style-name="Tabela12.A2" office:value-type="string">
            <text:p text:style-name="P29">complemento_<text:span text:style-name="T50">endereco</text:span>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Varying</text:p>
            <text:p text:style-name="P104">(máx. 255)</text:p>
          </table:table-cell>
          <table:table-cell table:style-name="Tabela12.A2" office:value-type="string">
            <text:p text:style-name="P34">Complemento d<text:span text:style-name="T56">o </text:span><text:span text:style-name="T105">endereço</text:span>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29"/>
          </table:table-cell>
        </table:table-row>
        <table:table-row>
          <table:table-cell table:style-name="Tabela12.A2" office:value-type="string">
            <text:p text:style-name="P29">telefone1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13</text:p>
          </table:table-cell>
          <table:table-cell table:style-name="Tabela12.A2" office:value-type="string">
            <text:p text:style-name="P29">Telefone para contato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>(99)9999-9999</text:p>
          </table:table-cell>
          <table:table-cell table:style-name="Tabela12.G2" office:value-type="string">
            <text:p text:style-name="P29"/>
          </table:table-cell>
        </table:table-row>
        <table:table-row>
          <table:table-cell table:style-name="Tabela12.A2" office:value-type="string">
            <text:p text:style-name="P29">telefone2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13</text:p>
          </table:table-cell>
          <table:table-cell table:style-name="Tabela12.A2" office:value-type="string">
            <text:p text:style-name="P29">Telefone para contato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>(99)9999-9999</text:p>
          </table:table-cell>
          <table:table-cell table:style-name="Tabela12.G2" office:value-type="string">
            <text:p text:style-name="P29"/>
          </table:table-cell>
        </table:table-row>
        <table:table-row table:style-name="Tabela12.13">
          <table:table-cell table:style-name="Tabela12.A2" office:value-type="string">
            <text:p text:style-name="P29">email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Varying</text:p>
            <text:p text:style-name="P104">(máx. 255)</text:p>
          </table:table-cell>
          <table:table-cell table:style-name="Tabela12.A2" office:value-type="string">
            <text:p text:style-name="P29">E-mail para contato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29"/>
          </table:table-cell>
        </table:table-row>
        <table:table-row table:style-name="Tabela12.13">
          <table:table-cell table:style-name="Tabela12.A2" office:value-type="string">
            <text:p text:style-name="P32">logo</text:p>
          </table:table-cell>
          <table:table-cell table:style-name="Tabela12.A2" office:value-type="string">
            <text:p text:style-name="P29">Character</text:p>
          </table:table-cell>
          <table:table-cell table:style-name="Tabela12.A2" office:value-type="string">
            <text:p text:style-name="P29">Varying</text:p>
            <text:p text:style-name="P104">(máx. 255)</text:p>
          </table:table-cell>
          <table:table-cell table:style-name="Tabela12.A2" office:value-type="string">
            <text:p text:style-name="P32">Logo da prefeitura, path para a imagem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29"/>
          </table:table-cell>
        </table:table-row>
        <table:table-row table:style-name="Tabela12.13">
          <table:table-cell table:style-name="Tabela12.A2" office:value-type="string">
            <text:p text:style-name="P105">limite_cancelamento</text:p>
          </table:table-cell>
          <table:table-cell table:style-name="Tabela12.A2" office:value-type="string">
            <text:p text:style-name="P105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105">Limite de tempo para cancelar um agendamento(em horas)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65">Not null,</text:p>
            <text:p text:style-name="P65"><text:span text:style-name="T60">Greater than 0, </text:span><text:span text:style-name="T85">Default 48</text:span></text:p>
          </table:table-cell>
        </table:table-row>
        <table:table-row table:style-name="Tabela12.13">
          <table:table-cell table:style-name="Tabela12.A2" office:value-type="string">
            <text:p text:style-name="P106">max_agendamentos</text:p>
          </table:table-cell>
          <table:table-cell table:style-name="Tabela12.A2" office:value-type="string">
            <text:p text:style-name="P106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106">Número máximo de agendamentos por cidadão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66">Not null,</text:p>
            <text:p text:style-name="P66"><text:span text:style-name="T60">Greater than 0, </text:span><text:span text:style-name="T85">Default 3</text:span></text:p>
          </table:table-cell>
        </table:table-row>
        <table:table-row table:style-name="Tabela12.13">
          <table:table-cell table:style-name="Tabela12.A2" office:value-type="string">
            <text:p text:style-name="P106">dias_bloqueio</text:p>
          </table:table-cell>
          <table:table-cell table:style-name="Tabela12.A2" office:value-type="string">
            <text:p text:style-name="P106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106">Dias de bloqueio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66">Not null,</text:p>
            <text:p text:style-name="P66"><text:span text:style-name="T60">Greater than 0, </text:span><text:span text:style-name="T85">Default 30</text:span></text:p>
          </table:table-cell>
        </table:table-row>
        <table:table-row table:style-name="Tabela12.13">
          <table:table-cell table:style-name="Tabela12.A2" office:value-type="string">
            <text:p text:style-name="P109">max_faltas</text:p>
          </table:table-cell>
          <table:table-cell table:style-name="Tabela12.A2" office:value-type="string">
            <text:p text:style-name="P109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110">Número de faltas que gera impedimento de novos agendamentos, num período determinado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109">Not null,</text:p>
            <text:p text:style-name="P108"><text:span text:style-name="T60">Greater than 0, </text:span><text:span text:style-name="T85">Default </text:span><text:span text:style-name="T92">1</text:span></text:p>
          </table:table-cell>
        </table:table-row>
        <table:table-row table:style-name="Tabela12.13">
          <table:table-cell table:style-name="Tabela12.A2" office:value-type="string">
            <text:p text:style-name="P109">periodo_agendamentos</text:p>
          </table:table-cell>
          <table:table-cell table:style-name="Tabela12.A2" office:value-type="string">
            <text:p text:style-name="P109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110">Período para contagem de agendamentos(horas)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109">Not null,</text:p>
            <text:p text:style-name="P108"><text:span text:style-name="T60">Greater than 0, </text:span><text:span text:style-name="T85">Default </text:span><text:span text:style-name="T92">90</text:span></text:p>
          </table:table-cell>
        </table:table-row>
        <table:table-row table:style-name="Tabela12.13">
          <table:table-cell table:style-name="Tabela12.A2" office:value-type="string">
            <text:p text:style-name="P109">antecedencia_avisos</text:p>
          </table:table-cell>
          <table:table-cell table:style-name="Tabela12.A2" office:value-type="string">
            <text:p text:style-name="P109">Integer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110">Antecedência para enviar e-mail avisando de um agendamento(horas)</text:p>
          </table:table-cell>
          <table:table-cell table:style-name="Tabela12.A2" office:value-type="string">
            <text:p text:style-name="P29"/>
          </table:table-cell>
          <table:table-cell table:style-name="Tabela12.A2" office:value-type="string">
            <text:p text:style-name="P29"/>
          </table:table-cell>
          <table:table-cell table:style-name="Tabela12.G2" office:value-type="string">
            <text:p text:style-name="P109">Not null,</text:p>
            <text:p text:style-name="P108"><text:span text:style-name="T60">Greater than 0, </text:span><text:span text:style-name="T85">Default </text:span><text:span text:style-name="T92">48</text:span></text:p>
          </table:table-cell>
        </table:table-row>
      </table:table>
      <text:p text:style-name="P12"/>
      <text:p text:style-name="P10"><text:span text:style-name="T30">9</text:span>. Outras tabelas:</text:p>
      <text:p text:style-name="P10">Tabela de Unidades da Federação do IBGE (Tufibge)</text:p>
      <text:p text:style-name="P19"><text:span text:style-name="T106">Tabela fixa das unidades da federação, </text:span><text:span text:style-name="T109">possui apenas 27 entradas, </text:span><text:span text:style-name="T110">dados obtidos do IBGE, </text:span><text:span text:style-name="T114">referenciado por: </text:span><text:span text:style-name="T116">Orgaos, Profissionais, Prefeituras e Tmibge</text:span><text:span text:style-name="T114"> </text:span><text:span text:style-name="T106">.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22">Nome</text:p>
          </table:table-cell>
          <table:table-cell table:style-name="Tabela8.A1" office:value-type="string">
            <text:p text:style-name="P22">Tipo</text:p>
          </table:table-cell>
          <table:table-cell table:style-name="Tabela8.A1" office:value-type="string">
            <text:p text:style-name="P22">Tamanho</text:p>
          </table:table-cell>
          <table:table-cell table:style-name="Tabela8.A1" office:value-type="string">
            <text:p text:style-name="P22">Descrição</text:p>
          </table:table-cell>
          <table:table-cell table:style-name="Tabela8.A1" office:value-type="string">
            <text:p text:style-name="P22">Domínio</text:p>
          </table:table-cell>
          <table:table-cell table:style-name="Tabela8.A1" office:value-type="string">
            <text:p text:style-name="P22">Formato</text:p>
          </table:table-cell>
          <table:table-cell table:style-name="Tabela8.G1" office:value-type="string">
            <text:p text:style-name="P22">Restrições</text:p>
          </table:table-cell>
        </table:table-row>
        <table:table-row>
          <table:table-cell table:style-name="Tabela8.A2" office:value-type="string">
            <text:p text:style-name="P112">id</text:p>
          </table:table-cell>
          <table:table-cell table:style-name="Tabela8.A2" office:value-type="string">
            <text:p text:style-name="P112">Serial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>Pk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G2" office:value-type="string">
            <text:p text:style-name="P112">Not null.</text:p>
            <text:p text:style-name="P86">Greater than 0, Unique</text:p>
          </table:table-cell>
        </table:table-row>
        <text:soft-page-break/>
        <table:table-row>
          <table:table-cell table:style-name="Tabela8.A2" office:value-type="string">
            <text:p text:style-name="P120">sigla_uf</text:p>
          </table:table-cell>
          <table:table-cell table:style-name="Tabela8.A2" office:value-type="string">
            <text:p text:style-name="P112">Character</text:p>
          </table:table-cell>
          <table:table-cell table:style-name="Tabela8.A2" office:value-type="string">
            <text:p text:style-name="P120">2</text:p>
          </table:table-cell>
          <table:table-cell table:style-name="Tabela8.A2" office:value-type="string">
            <text:p text:style-name="P113"><text:span text:style-name="T107">Sigla da </text:span><text:span text:style-name="T108">unidade</text:span>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20"/>
          </table:table-cell>
          <table:table-cell table:style-name="Tabela8.G2" office:value-type="string">
            <text:p text:style-name="P112">Not null</text:p>
          </table:table-cell>
        </table:table-row>
        <table:table-row>
          <table:table-cell table:style-name="Tabela8.A2" office:value-type="string">
            <text:p text:style-name="P122">nome_uf</text:p>
          </table:table-cell>
          <table:table-cell table:style-name="Tabela8.A2" office:value-type="string">
            <text:p text:style-name="P122">Character</text:p>
          </table:table-cell>
          <table:table-cell table:style-name="Tabela8.A2" office:value-type="string">
            <text:p text:style-name="P122">Varying</text:p>
            <text:p text:style-name="P126">(máx. 255)</text:p>
          </table:table-cell>
          <table:table-cell table:style-name="Tabela8.A2" office:value-type="string">
            <text:p text:style-name="P122">Nome da unidade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3"/>
          </table:table-cell>
          <table:table-cell table:style-name="Tabela8.G2" office:value-type="string">
            <text:p text:style-name="P128">Not null</text:p>
          </table:table-cell>
        </table:table-row>
        <table:table-row>
          <table:table-cell table:style-name="Tabela8.A2" office:value-type="string">
            <text:p text:style-name="P132">codigo_ibge</text:p>
          </table:table-cell>
          <table:table-cell table:style-name="Tabela8.A2" office:value-type="string">
            <text:p text:style-name="P132">Character </text:p>
          </table:table-cell>
          <table:table-cell table:style-name="Tabela8.A2" office:value-type="string">
            <text:p text:style-name="P132">Varying</text:p>
            <text:p text:style-name="P126">(máx. 255)</text:p>
          </table:table-cell>
          <table:table-cell table:style-name="Tabela8.A2" office:value-type="string">
            <text:p text:style-name="P132">Código da unidade no IBGE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3"/>
          </table:table-cell>
          <table:table-cell table:style-name="Tabela8.G2" office:value-type="string">
            <text:p text:style-name="P132">Not null</text:p>
          </table:table-cell>
        </table:table-row>
      </table:table>
      <text:p text:style-name="P14"/>
      <text:p text:style-name="P14">Tabela de Municípios do IBGE (Tmibge)</text:p>
      <text:p text:style-name="P7"><text:span text:style-name="T112">Tabela fixa dos municípios, possui apenas 5565 entradas, dados obtidos do IBGE, </text:span><text:span text:style-name="T117">referenciado por: </text:span><text:span text:style-name="T118">Orgaos, Profissionais e Prefeituras</text:span><text:span text:style-name="T112">.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23">Nome</text:p>
          </table:table-cell>
          <table:table-cell table:style-name="Tabela11.A1" office:value-type="string">
            <text:p text:style-name="P23">Tipo</text:p>
          </table:table-cell>
          <table:table-cell table:style-name="Tabela11.A1" office:value-type="string">
            <text:p text:style-name="P23">Tamanho</text:p>
          </table:table-cell>
          <table:table-cell table:style-name="Tabela11.A1" office:value-type="string">
            <text:p text:style-name="P23">Descrição</text:p>
          </table:table-cell>
          <table:table-cell table:style-name="Tabela11.A1" office:value-type="string">
            <text:p text:style-name="P23">Domínio</text:p>
          </table:table-cell>
          <table:table-cell table:style-name="Tabela11.A1" office:value-type="string">
            <text:p text:style-name="P23">Formato</text:p>
          </table:table-cell>
          <table:table-cell table:style-name="Tabela11.G1" office:value-type="string">
            <text:p text:style-name="P23">Restrições</text:p>
          </table:table-cell>
        </table:table-row>
        <table:table-row>
          <table:table-cell table:style-name="Tabela11.A2" office:value-type="string">
            <text:p text:style-name="P114">id</text:p>
          </table:table-cell>
          <table:table-cell table:style-name="Tabela11.A2" office:value-type="string">
            <text:p text:style-name="P114">Serial</text:p>
          </table:table-cell>
          <table:table-cell table:style-name="Tabela11.A2" office:value-type="string">
            <text:p text:style-name="P114"/>
          </table:table-cell>
          <table:table-cell table:style-name="Tabela11.A2" office:value-type="string">
            <text:p text:style-name="P114">Pk</text:p>
          </table:table-cell>
          <table:table-cell table:style-name="Tabela11.A2" office:value-type="string">
            <text:p text:style-name="P114"/>
          </table:table-cell>
          <table:table-cell table:style-name="Tabela11.A2" office:value-type="string">
            <text:p text:style-name="P114"/>
          </table:table-cell>
          <table:table-cell table:style-name="Tabela11.G2" office:value-type="string">
            <text:p text:style-name="P114">Not null.</text:p>
            <text:p text:style-name="P87">Greater than 0, Unique</text:p>
          </table:table-cell>
        </table:table-row>
        <table:table-row>
          <table:table-cell table:style-name="Tabela11.A2" office:value-type="string">
            <text:p text:style-name="P136">tufibge_id</text:p>
          </table:table-cell>
          <table:table-cell table:style-name="Tabela11.A2" office:value-type="string">
            <text:p text:style-name="P136">Integer</text:p>
          </table:table-cell>
          <table:table-cell table:style-name="Tabela11.A2" office:value-type="string">
            <text:p text:style-name="P121"/>
          </table:table-cell>
          <table:table-cell table:style-name="Tabela11.A2" office:value-type="string">
            <text:p text:style-name="P136">Unidade da federação a que pertence</text:p>
          </table:table-cell>
          <table:table-cell table:style-name="Tabela11.A2" office:value-type="string">
            <text:p text:style-name="P115">Fk: Tabela <text:span text:style-name="T84">T</text:span>ufibge</text:p>
          </table:table-cell>
          <table:table-cell table:style-name="Tabela11.A2" office:value-type="string">
            <text:p text:style-name="P121"/>
          </table:table-cell>
          <table:table-cell table:style-name="Tabela11.G2" office:value-type="string">
            <text:p text:style-name="P114">Not null</text:p>
          </table:table-cell>
        </table:table-row>
        <table:table-row>
          <table:table-cell table:style-name="Tabela11.A2" office:value-type="string">
            <text:p text:style-name="P41"><text:span text:style-name="T108">nome_</text:span><text:span text:style-name="T113">municipio</text:span></text:p>
          </table:table-cell>
          <table:table-cell table:style-name="Tabela11.A2" office:value-type="string">
            <text:p text:style-name="P123">Character</text:p>
          </table:table-cell>
          <table:table-cell table:style-name="Tabela11.A2" office:value-type="string">
            <text:p text:style-name="P123">Varying</text:p>
            <text:p text:style-name="P126">(máx. 255)</text:p>
          </table:table-cell>
          <table:table-cell table:style-name="Tabela11.A2" office:value-type="string">
            <text:p text:style-name="P114"><text:span text:style-name="T108">Nome d</text:span><text:span text:style-name="T113">o município</text:span></text:p>
          </table:table-cell>
          <table:table-cell table:style-name="Tabela11.A2" office:value-type="string">
            <text:p text:style-name="P114"/>
          </table:table-cell>
          <table:table-cell table:style-name="Tabela11.A2" office:value-type="string">
            <text:p text:style-name="P114"/>
          </table:table-cell>
          <table:table-cell table:style-name="Tabela11.G2" office:value-type="string">
            <text:p text:style-name="P129">Not null</text:p>
          </table:table-cell>
        </table:table-row>
        <table:table-row>
          <table:table-cell table:style-name="Tabela11.A2" office:value-type="string">
            <text:p text:style-name="P133">codigo_ibge</text:p>
          </table:table-cell>
          <table:table-cell table:style-name="Tabela11.A2" office:value-type="string">
            <text:p text:style-name="P133">Character </text:p>
          </table:table-cell>
          <table:table-cell table:style-name="Tabela11.A2" office:value-type="string">
            <text:p text:style-name="P133">Varying</text:p>
            <text:p text:style-name="P126">(máx. 255)</text:p>
          </table:table-cell>
          <table:table-cell table:style-name="Tabela11.A2" office:value-type="string">
            <text:p text:style-name="P114"><text:span text:style-name="T111">Código d</text:span><text:span text:style-name="T113">o município</text:span><text:span text:style-name="T111"> no IBGE</text:span></text:p>
          </table:table-cell>
          <table:table-cell table:style-name="Tabela11.A2" office:value-type="string">
            <text:p text:style-name="P114"/>
          </table:table-cell>
          <table:table-cell table:style-name="Tabela11.A2" office:value-type="string">
            <text:p text:style-name="P114"/>
          </table:table-cell>
          <table:table-cell table:style-name="Tabela11.G2" office:value-type="string">
            <text:p text:style-name="P133">Not null</text:p>
          </table:table-cell>
        </table:table-row>
      </table:table>
      <text:p text:style-name="P15"/>
      <text:p text:style-name="P15">Tabela de Classificação Brasileira de Ocupações (Tcbo)</text:p>
      <text:p text:style-name="P8"><text:span text:style-name="T119">Tabela fixa da classificação brasileira de ocupações, possui um número limitado de entradas, dados obtidos </text:span><text:span text:style-name="T120">do Ministério do Trabalho e Emprego</text:span><text:span text:style-name="T122">(MTE)</text:span><text:span text:style-name="T120">, referenciado por: Profissionais.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>
          <table:table-cell table:style-name="Tabela13.A1" office:value-type="string">
            <text:p text:style-name="P24">Nome</text:p>
          </table:table-cell>
          <table:table-cell table:style-name="Tabela13.A1" office:value-type="string">
            <text:p text:style-name="P24">Tipo</text:p>
          </table:table-cell>
          <table:table-cell table:style-name="Tabela13.A1" office:value-type="string">
            <text:p text:style-name="P24">Tamanho</text:p>
          </table:table-cell>
          <table:table-cell table:style-name="Tabela13.A1" office:value-type="string">
            <text:p text:style-name="P24">Descrição</text:p>
          </table:table-cell>
          <table:table-cell table:style-name="Tabela13.A1" office:value-type="string">
            <text:p text:style-name="P24">Domínio</text:p>
          </table:table-cell>
          <table:table-cell table:style-name="Tabela13.A1" office:value-type="string">
            <text:p text:style-name="P24">Formato</text:p>
          </table:table-cell>
          <table:table-cell table:style-name="Tabela13.G1" office:value-type="string">
            <text:p text:style-name="P24">Restrições</text:p>
          </table:table-cell>
        </table:table-row>
        <table:table-row>
          <table:table-cell table:style-name="Tabela13.A2" office:value-type="string">
            <text:p text:style-name="P116">id</text:p>
          </table:table-cell>
          <table:table-cell table:style-name="Tabela13.A2" office:value-type="string">
            <text:p text:style-name="P116">Serial</text:p>
          </table:table-cell>
          <table:table-cell table:style-name="Tabela13.A2" office:value-type="string">
            <text:p text:style-name="P116"/>
          </table:table-cell>
          <table:table-cell table:style-name="Tabela13.A2" office:value-type="string">
            <text:p text:style-name="P116">Pk</text:p>
          </table:table-cell>
          <table:table-cell table:style-name="Tabela13.A2" office:value-type="string">
            <text:p text:style-name="P116"/>
          </table:table-cell>
          <table:table-cell table:style-name="Tabela13.A2" office:value-type="string">
            <text:p text:style-name="P116"/>
          </table:table-cell>
          <table:table-cell table:style-name="Tabela13.G2" office:value-type="string">
            <text:p text:style-name="P116">Not null.</text:p>
            <text:p text:style-name="P88">Greater than 0, Unique</text:p>
          </table:table-cell>
        </table:table-row>
        <table:table-row>
          <table:table-cell table:style-name="Tabela13.A2" office:value-type="string">
            <text:p text:style-name="P137">descricao</text:p>
          </table:table-cell>
          <table:table-cell table:style-name="Tabela13.A2" office:value-type="string">
            <text:p text:style-name="P124">Character</text:p>
          </table:table-cell>
          <table:table-cell table:style-name="Tabela13.A2" office:value-type="string">
            <text:p text:style-name="P124">Varying</text:p>
            <text:p text:style-name="P126">(máx. 255)</text:p>
          </table:table-cell>
          <table:table-cell table:style-name="Tabela13.A2" office:value-type="string">
            <text:p text:style-name="P137">Descrição da ocupação</text:p>
          </table:table-cell>
          <table:table-cell table:style-name="Tabela13.A2" office:value-type="string">
            <text:p text:style-name="P116"/>
          </table:table-cell>
          <table:table-cell table:style-name="Tabela13.A2" office:value-type="string">
            <text:p text:style-name="P116"/>
          </table:table-cell>
          <table:table-cell table:style-name="Tabela13.G2" office:value-type="string">
            <text:p text:style-name="P130">Not null</text:p>
          </table:table-cell>
        </table:table-row>
        <table:table-row>
          <table:table-cell table:style-name="Tabela13.A2" office:value-type="string">
            <text:p text:style-name="P42"><text:span text:style-name="T111">codigo_</text:span><text:span text:style-name="T121">cbo</text:span></text:p>
          </table:table-cell>
          <table:table-cell table:style-name="Tabela13.A2" office:value-type="string">
            <text:p text:style-name="P134">Character </text:p>
          </table:table-cell>
          <table:table-cell table:style-name="Tabela13.A2" office:value-type="string">
            <text:p text:style-name="P134">Varying</text:p>
            <text:p text:style-name="P126">(máx. 255)</text:p>
          </table:table-cell>
          <table:table-cell table:style-name="Tabela13.A2" office:value-type="string">
            <text:p text:style-name="P116"><text:span text:style-name="T111">Código d</text:span><text:span text:style-name="T121">a ocupação</text:span><text:span text:style-name="T111"> no </text:span><text:span text:style-name="T121">MTE</text:span></text:p>
          </table:table-cell>
          <table:table-cell table:style-name="Tabela13.A2" office:value-type="string">
            <text:p text:style-name="P116"/>
          </table:table-cell>
          <table:table-cell table:style-name="Tabela13.A2" office:value-type="string">
            <text:p text:style-name="P116"/>
          </table:table-cell>
          <table:table-cell table:style-name="Tabela13.G2" office:value-type="string">
            <text:p text:style-name="P134">Not null</text:p>
          </table:table-cell>
        </table:table-row>
      </table:table>
      <text:p text:style-name="P16"/>
      <text:p text:style-name="P10">Tabela de Conselhos (Tconselho)</text:p>
      <text:p text:style-name="P9">Tabela fixa dos conselhos profissionais, possui um número limitado de entradas, dados obtidos do MTE, referenciado por: Profissionais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>
          <table:table-cell table:style-name="Tabela14.A1" office:value-type="string">
            <text:p text:style-name="P25">Nome</text:p>
          </table:table-cell>
          <table:table-cell table:style-name="Tabela14.A1" office:value-type="string">
            <text:p text:style-name="P25">Tipo</text:p>
          </table:table-cell>
          <table:table-cell table:style-name="Tabela14.A1" office:value-type="string">
            <text:p text:style-name="P25">Tamanho</text:p>
          </table:table-cell>
          <table:table-cell table:style-name="Tabela14.A1" office:value-type="string">
            <text:p text:style-name="P25">Descrição</text:p>
          </table:table-cell>
          <table:table-cell table:style-name="Tabela14.A1" office:value-type="string">
            <text:p text:style-name="P25">Domínio</text:p>
          </table:table-cell>
          <table:table-cell table:style-name="Tabela14.A1" office:value-type="string">
            <text:p text:style-name="P25">Formato</text:p>
          </table:table-cell>
          <table:table-cell table:style-name="Tabela14.G1" office:value-type="string">
            <text:p text:style-name="P25">Restrições</text:p>
          </table:table-cell>
        </table:table-row>
        <table:table-row>
          <table:table-cell table:style-name="Tabela14.A2" office:value-type="string">
            <text:p text:style-name="P117">id</text:p>
          </table:table-cell>
          <table:table-cell table:style-name="Tabela14.A2" office:value-type="string">
            <text:p text:style-name="P117">Serial</text:p>
          </table:table-cell>
          <table:table-cell table:style-name="Tabela14.A2" office:value-type="string">
            <text:p text:style-name="P117"/>
          </table:table-cell>
          <table:table-cell table:style-name="Tabela14.A2" office:value-type="string">
            <text:p text:style-name="P117">Pk</text:p>
          </table:table-cell>
          <table:table-cell table:style-name="Tabela14.A2" office:value-type="string">
            <text:p text:style-name="P117"/>
          </table:table-cell>
          <table:table-cell table:style-name="Tabela14.A2" office:value-type="string">
            <text:p text:style-name="P117"/>
          </table:table-cell>
          <table:table-cell table:style-name="Tabela14.G2" office:value-type="string">
            <text:p text:style-name="P117">Not null.</text:p>
            <text:p text:style-name="P89">Greater than 0, Unique</text:p>
          </table:table-cell>
        </table:table-row>
        <table:table-row>
          <table:table-cell table:style-name="Tabela14.A2" office:value-type="string">
            <text:p text:style-name="P138">descricao</text:p>
          </table:table-cell>
          <table:table-cell table:style-name="Tabela14.A2" office:value-type="string">
            <text:p text:style-name="P125">Character</text:p>
          </table:table-cell>
          <table:table-cell table:style-name="Tabela14.A2" office:value-type="string">
            <text:p text:style-name="P125">Varying</text:p>
            <text:p text:style-name="P127">(máx. 255)</text:p>
          </table:table-cell>
          <table:table-cell table:style-name="Tabela14.A2" office:value-type="string">
            <text:p text:style-name="P117"><text:span text:style-name="T123">Nome</text:span><text:span text:style-name="T121"> d</text:span><text:span text:style-name="T123">o conselho</text:span></text:p>
          </table:table-cell>
          <table:table-cell table:style-name="Tabela14.A2" office:value-type="string">
            <text:p text:style-name="P117"/>
          </table:table-cell>
          <table:table-cell table:style-name="Tabela14.A2" office:value-type="string">
            <text:p text:style-name="P117"/>
          </table:table-cell>
          <table:table-cell table:style-name="Tabela14.G2" office:value-type="string">
            <text:p text:style-name="P131">Not null</text:p>
          </table:table-cell>
        </table:table-row>
        <text:soft-page-break/>
        <table:table-row>
          <table:table-cell table:style-name="Tabela14.A2" office:value-type="string">
            <text:p text:style-name="P43"><text:span text:style-name="T123">sigla</text:span><text:span text:style-name="T111">_</text:span><text:span text:style-name="T123">conselho</text:span></text:p>
          </table:table-cell>
          <table:table-cell table:style-name="Tabela14.A2" office:value-type="string">
            <text:p text:style-name="P135">Character </text:p>
          </table:table-cell>
          <table:table-cell table:style-name="Tabela14.A2" office:value-type="string">
            <text:p text:style-name="P135">Varying</text:p>
            <text:p text:style-name="P127">(máx. 255)</text:p>
          </table:table-cell>
          <table:table-cell table:style-name="Tabela14.A2" office:value-type="string">
            <text:p text:style-name="P139">Sigla do conselho</text:p>
          </table:table-cell>
          <table:table-cell table:style-name="Tabela14.A2" office:value-type="string">
            <text:p text:style-name="P117"/>
          </table:table-cell>
          <table:table-cell table:style-name="Tabela14.A2" office:value-type="string">
            <text:p text:style-name="P117"/>
          </table:table-cell>
          <table:table-cell table:style-name="Tabela14.G2" office:value-type="string">
            <text:p text:style-name="P135">Not null</text:p>
          </table:table-cell>
        </table:table-row>
      </table:table>
      <text:p text:style-name="P17"/>
      <text:p text:style-name="P17">Tabela de Tipos de Aç<text:span text:style-name="T29">ões</text:span>(<text:span text:style-name="T51">Tipo_acoes</text:span>)</text:p>
      <text:p text:style-name="P3">Tabela fixa para os tipos de ação da escala, possui apenas 4 entradas: Inclusão<text:span text:style-name="T22">(1)</text:span>, Alteração<text:span text:style-name="T22">(2)</text:span>, Remoção<text:span text:style-name="T22">(3)</text:span> e Fechamento<text:span text:style-name="T22">(4)</text:span>; referenciado por: <text:span text:style-name="T51">Escalas</text:span>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20">Nome</text:p>
          </table:table-cell>
          <table:table-cell table:style-name="Tabela9.A1" office:value-type="string">
            <text:p text:style-name="P20">Tipo</text:p>
          </table:table-cell>
          <table:table-cell table:style-name="Tabela9.A1" office:value-type="string">
            <text:p text:style-name="P20">Tamanho</text:p>
          </table:table-cell>
          <table:table-cell table:style-name="Tabela9.A1" office:value-type="string">
            <text:p text:style-name="P20">Descrição</text:p>
          </table:table-cell>
          <table:table-cell table:style-name="Tabela9.A1" office:value-type="string">
            <text:p text:style-name="P20">Domínio</text:p>
          </table:table-cell>
          <table:table-cell table:style-name="Tabela9.A1" office:value-type="string">
            <text:p text:style-name="P20">Formato</text:p>
          </table:table-cell>
          <table:table-cell table:style-name="Tabela9.G1" office:value-type="string">
            <text:p text:style-name="P20">Restrições</text:p>
          </table:table-cell>
        </table:table-row>
        <table:table-row>
          <table:table-cell table:style-name="Tabela9.A2" office:value-type="string">
            <text:p text:style-name="Table_20_Contents">id</text:p>
          </table:table-cell>
          <table:table-cell table:style-name="Tabela9.A2" office:value-type="string">
            <text:p text:style-name="Table_20_Contents">Serial</text:p>
          </table:table-cell>
          <table:table-cell table:style-name="Tabela9.A2" office:value-type="string">
            <text:p text:style-name="Table_20_Contents"/>
          </table:table-cell>
          <table:table-cell table:style-name="Tabela9.A2" office:value-type="string">
            <text:p text:style-name="Table_20_Contents">Pk</text:p>
          </table:table-cell>
          <table:table-cell table:style-name="Tabela9.A2" office:value-type="string">
            <text:p text:style-name="Table_20_Contents"/>
          </table:table-cell>
          <table:table-cell table:style-name="Tabela9.A2" office:value-type="string">
            <text:p text:style-name="Table_20_Contents"/>
          </table:table-cell>
          <table:table-cell table:style-name="Tabela9.G2" office:value-type="string">
            <text:p text:style-name="Table_20_Contents">Not null.</text:p>
            <text:p text:style-name="P67"><text:span text:style-name="T60">Greater than </text:span><text:span text:style-name="T60">0, Unique</text:span></text:p>
          </table:table-cell>
        </table:table-row>
        <table:table-row>
          <table:table-cell table:style-name="Tabela9.A2" office:value-type="string">
            <text:p text:style-name="P40">descricao</text:p>
          </table:table-cell>
          <table:table-cell table:style-name="Tabela9.A2" office:value-type="string">
            <text:p text:style-name="Table_20_Contents">Character</text:p>
          </table:table-cell>
          <table:table-cell table:style-name="Tabela9.A2" office:value-type="string">
            <text:p text:style-name="Table_20_Contents">Varying</text:p>
            <text:p text:style-name="P107">(máx. 12)</text:p>
          </table:table-cell>
          <table:table-cell table:style-name="Tabela9.A2" office:value-type="string">
            <text:p text:style-name="Table_20_Contents">Tipo de ação da Escala</text:p>
          </table:table-cell>
          <table:table-cell table:style-name="Tabela9.A2" office:value-type="string">
            <text:p text:style-name="Table_20_Contents">[Inclusão, Alteração, Remoção, Fechamento]</text:p>
          </table:table-cell>
          <table:table-cell table:style-name="Tabela9.A2" office:value-type="string">
            <text:p text:style-name="Table_20_Contents"/>
          </table:table-cell>
          <table:table-cell table:style-name="Tabela9.G2" office:value-type="string">
            <text:p text:style-name="Table_20_Contents">Not null</text:p>
          </table:table-cell>
        </table:table-row>
      </table:table>
      <text:p text:style-name="P10"/>
      <text:p text:style-name="P10">Tabela de Tipos de Situaç<text:span text:style-name="T28">ões</text:span>(<text:span text:style-name="T51">Tipo_situacoes</text:span>)</text:p>
      <text:p text:style-name="P3">Tabela fixa para os tipos de situação do agendamento, possui apenas 5 entradas: Agendado<text:span text:style-name="T23">(1)</text:span>, Cancelado<text:span text:style-name="T23">(2), </text:span>Compareceu<text:span text:style-name="T23">(3)</text:span>, Não Compareceu<text:span text:style-name="T23">(4)</text:span> e Vago<text:span text:style-name="T23">(5)</text:span>; referenciado por: <text:span text:style-name="T51">Agendamentos.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20">Nome</text:p>
          </table:table-cell>
          <table:table-cell table:style-name="Tabela10.A1" office:value-type="string">
            <text:p text:style-name="P20">Tipo</text:p>
          </table:table-cell>
          <table:table-cell table:style-name="Tabela10.A1" office:value-type="string">
            <text:p text:style-name="P20">Tamanho</text:p>
          </table:table-cell>
          <table:table-cell table:style-name="Tabela10.A1" office:value-type="string">
            <text:p text:style-name="P20">Descrição</text:p>
          </table:table-cell>
          <table:table-cell table:style-name="Tabela10.A1" office:value-type="string">
            <text:p text:style-name="P20">Domínio</text:p>
          </table:table-cell>
          <table:table-cell table:style-name="Tabela10.A1" office:value-type="string">
            <text:p text:style-name="P20">Formato</text:p>
          </table:table-cell>
          <table:table-cell table:style-name="Tabela10.G1" office:value-type="string">
            <text:p text:style-name="P20">Restrições</text:p>
          </table:table-cell>
        </table:table-row>
        <table:table-row>
          <table:table-cell table:style-name="Tabela10.A2" office:value-type="string">
            <text:p text:style-name="Table_20_Contents">id</text:p>
          </table:table-cell>
          <table:table-cell table:style-name="Tabela10.A2" office:value-type="string">
            <text:p text:style-name="Table_20_Contents">Serial</text:p>
          </table:table-cell>
          <table:table-cell table:style-name="Tabela10.A2" office:value-type="string">
            <text:p text:style-name="Table_20_Contents"/>
          </table:table-cell>
          <table:table-cell table:style-name="Tabela10.A2" office:value-type="string">
            <text:p text:style-name="Table_20_Contents">Pk</text:p>
          </table:table-cell>
          <table:table-cell table:style-name="Tabela10.A2" office:value-type="string">
            <text:p text:style-name="Table_20_Contents"/>
          </table:table-cell>
          <table:table-cell table:style-name="Tabela10.A2" office:value-type="string">
            <text:p text:style-name="Table_20_Contents"/>
          </table:table-cell>
          <table:table-cell table:style-name="Tabela10.G2" office:value-type="string">
            <text:p text:style-name="Table_20_Contents">Not null,</text:p>
            <text:p text:style-name="P84">Greater than 0, Unique</text:p>
          </table:table-cell>
        </table:table-row>
        <table:table-row>
          <table:table-cell table:style-name="Tabela10.A2" office:value-type="string">
            <text:p text:style-name="P40">descricao</text:p>
          </table:table-cell>
          <table:table-cell table:style-name="Tabela10.A2" office:value-type="string">
            <text:p text:style-name="Table_20_Contents">Character</text:p>
          </table:table-cell>
          <table:table-cell table:style-name="Tabela10.A2" office:value-type="string">
            <text:p text:style-name="Table_20_Contents">Varying</text:p>
            <text:p text:style-name="P127">(máx. 255)</text:p>
          </table:table-cell>
          <table:table-cell table:style-name="Tabela10.A2" office:value-type="string">
            <text:p text:style-name="Table_20_Contents">Situação do agendamento</text:p>
          </table:table-cell>
          <table:table-cell table:style-name="Tabela10.A2" office:value-type="string">
            <text:p text:style-name="Table_20_Contents">[Agendado, Cancelado, Compareceu, Não Compareceu, Vago]</text:p>
          </table:table-cell>
          <table:table-cell table:style-name="Tabela10.A2" office:value-type="string">
            <text:p text:style-name="Table_20_Contents"/>
          </table:table-cell>
          <table:table-cell table:style-name="Tabela10.G2" office:value-type="string">
            <text:p text:style-name="Table_20_Contents">Not null</text:p>
          </table:table-cell>
        </table:table-row>
      </table:table>
      <text:p text:style-name="P10"/>
      <text:p text:style-name="P10">Tabela da Relação Órgãos e Tipos de <text:span text:style-name="T15">Atendimentos</text:span> (<text:span text:style-name="T52">Orgaos_tipo_atendimentos</text:span>)</text:p>
      <text:p text:style-name="P10"><text:span text:style-name="T6">Tabela interna para o join</text:span> <text:span text:style-name="T6">das duas tabelas </text:span><text:span text:style-name="T9">Órgãos e Tipo de Atendimentos</text:span><text:span text:style-name="T6">.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20">Nome</text:p>
          </table:table-cell>
          <table:table-cell table:style-name="Tabela7.A1" office:value-type="string">
            <text:p text:style-name="P20">Tipo</text:p>
          </table:table-cell>
          <table:table-cell table:style-name="Tabela7.A1" office:value-type="string">
            <text:p text:style-name="P20">Tamanho</text:p>
          </table:table-cell>
          <table:table-cell table:style-name="Tabela7.A1" office:value-type="string">
            <text:p text:style-name="P20">Descrição</text:p>
          </table:table-cell>
          <table:table-cell table:style-name="Tabela7.A1" office:value-type="string">
            <text:p text:style-name="P20">Domínio</text:p>
          </table:table-cell>
          <table:table-cell table:style-name="Tabela7.A1" office:value-type="string">
            <text:p text:style-name="P20">Formato</text:p>
          </table:table-cell>
          <table:table-cell table:style-name="Tabela7.G1" office:value-type="string">
            <text:p text:style-name="P20">Restrições</text:p>
          </table:table-cell>
        </table:table-row>
        <table:table-row>
          <table:table-cell table:style-name="Tabela7.A2" office:value-type="string">
            <text:p text:style-name="Table_20_Contents"><text:span text:style-name="T52">orgao</text:span>_id</text:p>
          </table:table-cell>
          <table:table-cell table:style-name="Tabela7.A2" office:value-type="string">
            <text:p text:style-name="Table_20_Contents">Integer</text:p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>Órgão</text:p>
          </table:table-cell>
          <table:table-cell table:style-name="Tabela7.A2" office:value-type="string">
            <text:p text:style-name="Table_20_Contents">Fk: Tabela <text:span text:style-name="T124">O</text:span><text:span text:style-name="T52">rgaos</text:span></text:p>
          </table:table-cell>
          <table:table-cell table:style-name="Tabela7.A2" office:value-type="string">
            <text:p text:style-name="Table_20_Contents"/>
          </table:table-cell>
          <table:table-cell table:style-name="Tabela7.G2" office:value-type="string">
            <text:p text:style-name="Table_20_Contents">Not null</text:p>
          </table:table-cell>
        </table:table-row>
        <table:table-row>
          <table:table-cell table:style-name="Tabela7.A2" office:value-type="string">
            <text:p text:style-name="Table_20_Contents">t<text:span text:style-name="T52">ipo_atendimento</text:span>_id</text:p>
          </table:table-cell>
          <table:table-cell table:style-name="Tabela7.A2" office:value-type="string">
            <text:p text:style-name="Table_20_Contents">Integer</text:p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>Tipo de <text:span text:style-name="T24">Atendimento</text:span></text:p>
          </table:table-cell>
          <table:table-cell table:style-name="Tabela7.A2" office:value-type="string">
            <text:p text:style-name="Table_20_Contents">Fk: Tabela <text:span text:style-name="T124">T</text:span><text:span text:style-name="T52">ipo_atendimentos</text:span></text:p>
          </table:table-cell>
          <table:table-cell table:style-name="Tabela7.A2" office:value-type="string">
            <text:p text:style-name="Table_20_Contents"/>
          </table:table-cell>
          <table:table-cell table:style-name="Tabela7.G2" office:value-type="string">
            <text:p text:style-name="Table_20_Contents">Not null</text:p>
          </table:table-cell>
        </table:table-row>
      </table:table>
      <text:p text:style-name="P1"/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Página – <text:page-number text:select-page="current">5</text:page-number>/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PRYBECZ</meta:initial-creator>
    <meta:creation-date>2013-04-04T12:45:29</meta:creation-date>
    <dc:date>2013-08-28T09:50:55</dc:date>
    <meta:editing-duration>P1DT9H59M21S</meta:editing-duration>
    <meta:editing-cycles>1844</meta:editing-cycles>
    <meta:generator>LibreOffice/4.0.4.2$Linux_X86_64 LibreOffice_project/400m0$Build-2</meta:generator>
    <dc:creator>BRUNO PRYBECZ</dc:creator>
    <meta:document-statistic meta:table-count="15" meta:image-count="0" meta:object-count="0" meta:page-count="9" meta:paragraph-count="763" meta:word-count="1881" meta:character-count="12622" meta:non-whitespace-character-count="11446"/>
  </office:meta>
</office:document-meta>
</file>